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00000000246000000D352F2362C.png" manifest:media-type="image/png"/>
  <manifest:file-entry manifest:full-path="Object 3/Pictures/2000000600003C0B000015B2342D1608.svm" manifest:media-type="image/x-svm"/>
  <manifest:file-entry manifest:full-path="Object 3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color="#ffffff" fo:font-weight="bold" style:font-weight-asian="bold" style:font-weight-complex="bold"/>
    </style:style>
    <style:style style:name="ce5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7.6252in" svg:height="3.4016in" svg:x="0in" svg:y="2.0689in">
            <draw:object draw:notify-on-update-of-ranges="Sheet1.A5:Sheet1.A11 Sheet1.B4:Sheet1.B4 Sheet1.B5:Sheet1.B11 Sheet1.C4:Sheet1.C4 Sheet1.C5:Sheet1.C11 Sheet1.D4:Sheet1.D4 Sheet1.D5:Sheet1.D11 Sheet1.E4:Sheet1.E4 Sheet1.E5:Sheet1.E11 Sheet1.F4:Sheet1.F4 Sheet1.F5:Sheet1.F11 Sheet1.G4:Sheet1.G4 Sheet1.G5:Sheet1.G11 Sheet1.H4:Sheet1.H4 Sheet1.H5:Sheet1.H11 Sheet1.I4:Sheet1.I4 Sheet1.I5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3776in" svg:height="4.6972in" svg:x="0.1606in" svg:y="8.1461in">
            <draw:object draw:notify-on-update-of-ranges="Sheet1.A39:Sheet1.A45 Sheet1.B38:Sheet1.B38 Sheet1.B39:Sheet1.B45 Sheet1.C38:Sheet1.C38 Sheet1.C39:Sheet1.C45 Sheet1.D38:Sheet1.D38 Sheet1.D39:Sheet1.D45 Sheet1.E38:Sheet1.E38 Sheet1.E39:Sheet1.E45 Sheet1.F38:Sheet1.F38 Sheet1.F39:Sheet1.F45 Sheet1.G38:Sheet1.G38 Sheet1.G39:Sheet1.G45 Sheet1.H38:Sheet1.H38 Sheet1.H39:Sheet1.H45 Sheet1.I38:Sheet1.I38 Sheet1.I39:Sheet1.I45 Sheet1.J38:Sheet1.J38 Sheet1.J39:Sheet1.J45 Sheet1.K38:Sheet1.K38 Sheet1.K39:Sheet1.K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0508in" svg:height="2.1858in" svg:x="8.3748in" svg:y="0.2823in">
            <draw:object draw:notify-on-update-of-ranges="Sheet1.A5:Sheet1.A11 Sheet1.B4:Sheet1.B4 Sheet1.B5:Sheet1.B11 Sheet1.C4:Sheet1.C4 Sheet1.C5:Sheet1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9331in" svg:height="2.4051in" svg:x="8.4606in" svg:y="2.5831in">
            <draw:object draw:notify-on-update-of-ranges="Sheet1.A5:Sheet1.A11 Sheet1.D4:Sheet1.D4 Sheet1.D5:Sheet1.D11 Sheet1.E4:Sheet1.E4 Sheet1.E5:Sheet1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189in" svg:height="2.1543in" svg:x="14.8323in" svg:y="0.3346in">
            <draw:object draw:notify-on-update-of-ranges="Sheet1.A5:Sheet1.A11 Sheet1.F4:Sheet1.F4 Sheet1.F5:Sheet1.F11 Sheet1.G4:Sheet1.G4 Sheet1.G5:Sheet1.G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72in" svg:height="2.3528in" svg:x="14.7898in" svg:y="2.7295in">
            <draw:object draw:notify-on-update-of-ranges="Sheet1.A5:Sheet1.A11 Sheet1.H4:Sheet1.H4 Sheet1.H5:Sheet1.H11 Sheet1.I4:Sheet1.I4 Sheet1.I5:Sheet1.I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72in" svg:height="2.0496in" svg:x="10.7524in" svg:y="6.1594in">
            <draw:object draw:notify-on-update-of-ranges="Sheet1.A39:Sheet1.A45 Sheet1.B38:Sheet1.B38 Sheet1.B39:Sheet1.B45 Sheet1.C38:Sheet1.C38 Sheet1.C39:Sheet1.C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72in" svg:height="2.0079in" svg:x="10.7736in" svg:y="8.4181in">
            <draw:object draw:notify-on-update-of-ranges="Sheet1.A39:Sheet1.A45 Sheet1.D38:Sheet1.D38 Sheet1.D39:Sheet1.D45 Sheet1.E38:Sheet1.E38 Sheet1.E39:Sheet1.E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72in" svg:height="1.9976in" svg:x="17.285in" svg:y="6.2114in">
            <draw:object draw:notify-on-update-of-ranges="Sheet1.A39:Sheet1.A45 Sheet1.F38:Sheet1.F38 Sheet1.F39:Sheet1.F45 Sheet1.G38:Sheet1.G38 Sheet1.G39:Sheet1.G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72in" svg:height="1.9555in" svg:x="17.3921in" svg:y="8.45in">
            <draw:object draw:notify-on-update-of-ranges="Sheet1.A39:Sheet1.A45 Sheet1.H38:Sheet1.H38 Sheet1.H39:Sheet1.H45 Sheet1.I38:Sheet1.I38 Sheet1.I39:Sheet1.I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in" svg:height="2.8201in" svg:x="24.1705in" svg:y="7.4098in">
            <draw:object draw:notify-on-update-of-ranges="Sheet1.A39:Sheet1.A45 Sheet1.J38:Sheet1.J38 Sheet1.J39:Sheet1.J45 Sheet1.K38:Sheet1.K38 Sheet1.K39:Sheet1.K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 calcext:value-type="string">
            <text:p>typed buff : uint32_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table:number-columns-repeated="2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29.919194" calcext:value-type="float">
            <text:p>29.919194</text:p>
          </table:table-cell>
          <table:table-cell table:style-name="ce1" office:value-type="float" office:value="40.049315" calcext:value-type="float">
            <text:p>40.049315</text:p>
          </table:table-cell>
          <table:table-cell table:style-name="ce1" office:value-type="float" office:value="26.262976" calcext:value-type="float">
            <text:p>26.262976</text:p>
          </table:table-cell>
          <table:table-cell office:value-type="float" office:value="28.204786" calcext:value-type="float">
            <text:p>28.204786</text:p>
          </table:table-cell>
          <table:table-cell office:value-type="float" office:value="7.396408" calcext:value-type="float">
            <text:p>7.396408</text:p>
          </table:table-cell>
          <table:table-cell office:value-type="float" office:value="40.154708" calcext:value-type="float">
            <text:p>40.154708</text:p>
          </table:table-cell>
          <table:table-cell office:value-type="float" office:value="7.183987" calcext:value-type="float">
            <text:p>7.183987</text:p>
          </table:table-cell>
          <table:table-cell office:value-type="float" office:value="28.204786" calcext:value-type="float">
            <text:p>28.204786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" office:value-type="float" office:value="29.396824" calcext:value-type="float">
            <text:p>29.396824</text:p>
          </table:table-cell>
          <table:table-cell table:style-name="ce1" office:value-type="float" office:value="41.372755" calcext:value-type="float">
            <text:p>41.372755</text:p>
          </table:table-cell>
          <table:table-cell table:style-name="ce1" office:value-type="float" office:value="26.516849" calcext:value-type="float">
            <text:p>26.516849</text:p>
          </table:table-cell>
          <table:table-cell office:value-type="float" office:value="28.909488" calcext:value-type="float">
            <text:p>28.909488</text:p>
          </table:table-cell>
          <table:table-cell office:value-type="float" office:value="8.047619" calcext:value-type="float">
            <text:p>8.047619</text:p>
          </table:table-cell>
          <table:table-cell office:value-type="float" office:value="41.302762" calcext:value-type="float">
            <text:p>41.302762</text:p>
          </table:table-cell>
          <table:table-cell office:value-type="float" office:value="7.246034" calcext:value-type="float">
            <text:p>7.246034</text:p>
          </table:table-cell>
          <table:table-cell office:value-type="float" office:value="26.690787" calcext:value-type="float">
            <text:p>26.690787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1" office:value-type="float" office:value="26.062169" calcext:value-type="float">
            <text:p>26.062169</text:p>
          </table:table-cell>
          <table:table-cell table:style-name="ce1" office:value-type="float" office:value="36.900848" calcext:value-type="float">
            <text:p>36.900848</text:p>
          </table:table-cell>
          <table:table-cell table:style-name="ce1" office:value-type="float" office:value="25.745423" calcext:value-type="float">
            <text:p>25.745423</text:p>
          </table:table-cell>
          <table:table-cell office:value-type="float" office:value="27.495636" calcext:value-type="float">
            <text:p>27.495636</text:p>
          </table:table-cell>
          <table:table-cell office:value-type="float" office:value="7.485761" calcext:value-type="float">
            <text:p>7.485761</text:p>
          </table:table-cell>
          <table:table-cell office:value-type="float" office:value="38.232099" calcext:value-type="float">
            <text:p>38.232099</text:p>
          </table:table-cell>
          <table:table-cell office:value-type="float" office:value="7.244583" calcext:value-type="float">
            <text:p>7.244583</text:p>
          </table:table-cell>
          <table:table-cell office:value-type="float" office:value="28.901788" calcext:value-type="float">
            <text:p>28.901788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1" office:value-type="float" office:value="9.210861" calcext:value-type="float">
            <text:p>9.210861</text:p>
          </table:table-cell>
          <table:table-cell table:style-name="ce1" office:value-type="float" office:value="8.888684" calcext:value-type="float">
            <text:p>8.888684</text:p>
          </table:table-cell>
          <table:table-cell table:style-name="ce1" office:value-type="float" office:value="16.888003" calcext:value-type="float">
            <text:p>16.888003</text:p>
          </table:table-cell>
          <table:table-cell office:value-type="float" office:value="16.049592" calcext:value-type="float">
            <text:p>16.049592</text:p>
          </table:table-cell>
          <table:table-cell office:value-type="float" office:value="6.669612" calcext:value-type="float">
            <text:p>6.669612</text:p>
          </table:table-cell>
          <table:table-cell office:value-type="float" office:value="8.912509" calcext:value-type="float">
            <text:p>8.912509</text:p>
          </table:table-cell>
          <table:table-cell office:value-type="float" office:value="6.951687" calcext:value-type="float">
            <text:p>6.951687</text:p>
          </table:table-cell>
          <table:table-cell office:value-type="float" office:value="16.127101" calcext:value-type="float">
            <text:p>16.127101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style-name="ce1" office:value-type="float" office:value="9.284116" calcext:value-type="float">
            <text:p>9.284116</text:p>
          </table:table-cell>
          <table:table-cell table:style-name="ce1" office:value-type="float" office:value="8.81015" calcext:value-type="float">
            <text:p>8.81015</text:p>
          </table:table-cell>
          <table:table-cell table:style-name="ce1" office:value-type="float" office:value="16.692582" calcext:value-type="float">
            <text:p>16.692582</text:p>
          </table:table-cell>
          <table:table-cell office:value-type="float" office:value="15.813217" calcext:value-type="float">
            <text:p>15.813217</text:p>
          </table:table-cell>
          <table:table-cell office:value-type="float" office:value="6.626028" calcext:value-type="float">
            <text:p>6.626028</text:p>
          </table:table-cell>
          <table:table-cell office:value-type="float" office:value="8.787737" calcext:value-type="float">
            <text:p>8.787737</text:p>
          </table:table-cell>
          <table:table-cell office:value-type="float" office:value="6.872119" calcext:value-type="float">
            <text:p>6.872119</text:p>
          </table:table-cell>
          <table:table-cell office:value-type="float" office:value="15.921871" calcext:value-type="float">
            <text:p>15.921871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" office:value-type="float" office:value="9.367697" calcext:value-type="float">
            <text:p>9.367697</text:p>
          </table:table-cell>
          <table:table-cell table:style-name="ce1" office:value-type="float" office:value="8.795319" calcext:value-type="float">
            <text:p>8.795319</text:p>
          </table:table-cell>
          <table:table-cell table:style-name="ce1" office:value-type="float" office:value="16.700763" calcext:value-type="float">
            <text:p>16.700763</text:p>
          </table:table-cell>
          <table:table-cell office:value-type="float" office:value="15.646118" calcext:value-type="float">
            <text:p>15.646118</text:p>
          </table:table-cell>
          <table:table-cell office:value-type="float" office:value="6.694382" calcext:value-type="float">
            <text:p>6.694382</text:p>
          </table:table-cell>
          <table:table-cell office:value-type="float" office:value="8.751075" calcext:value-type="float">
            <text:p>8.751075</text:p>
          </table:table-cell>
          <table:table-cell office:value-type="float" office:value="6.875072" calcext:value-type="float">
            <text:p>6.875072</text:p>
          </table:table-cell>
          <table:table-cell office:value-type="float" office:value="15.859092" calcext:value-type="float">
            <text:p>15.859092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table:style-name="ce1" office:value-type="float" office:value="9.359736" calcext:value-type="float">
            <text:p>9.359736</text:p>
          </table:table-cell>
          <table:table-cell table:style-name="ce1" office:value-type="float" office:value="8.818063" calcext:value-type="float">
            <text:p>8.818063</text:p>
          </table:table-cell>
          <table:table-cell table:style-name="ce1" office:value-type="float" office:value="16.490597" calcext:value-type="float">
            <text:p>16.490597</text:p>
          </table:table-cell>
          <table:table-cell office:value-type="float" office:value="15.774376" calcext:value-type="float">
            <text:p>15.774376</text:p>
          </table:table-cell>
          <table:table-cell office:value-type="float" office:value="6.601581" calcext:value-type="float">
            <text:p>6.601581</text:p>
          </table:table-cell>
          <table:table-cell office:value-type="float" office:value="8.835133" calcext:value-type="float">
            <text:p>8.835133</text:p>
          </table:table-cell>
          <table:table-cell office:value-type="float" office:value="6.708362" calcext:value-type="float">
            <text:p>6.708362</text:p>
          </table:table-cell>
          <table:table-cell office:value-type="float" office:value="15.81169" calcext:value-type="float">
            <text:p>15.81169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 table:number-rows-repeated="17">
          <table:table-cell table:number-columns-repeated="30"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number-columns-repeated="32"/>
          <table:table-cell table:style-name="ce2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office:value-type="string" calcext:value-type="string">
            <text:p>bytes buff : 40 byte struc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2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31.789144" calcext:value-type="float">
            <text:p>31.789144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0.077354" calcext:value-type="float">
            <text:p>20.077354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7.629395" calcext:value-type="float">
            <text:p>7.629395</text:p>
          </table:table-cell>
          <table:table-cell office:value-type="float" office:value="13.154129" calcext:value-type="float">
            <text:p>13.154129</text:p>
          </table:table-cell>
          <table:table-cell table:number-columns-repeated="2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2" office:value-type="float" office:value="17.212396" calcext:value-type="float">
            <text:p>17.212396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41.435951" calcext:value-type="float">
            <text:p>41.435951</text:p>
          </table:table-cell>
          <table:table-cell office:value-type="float" office:value="17.163992" calcext:value-type="float">
            <text:p>17.163992</text:p>
          </table:table-cell>
          <table:table-cell office:value-type="float" office:value="17.212396" calcext:value-type="float">
            <text:p>17.212396</text:p>
          </table:table-cell>
          <table:table-cell office:value-type="float" office:value="40.908282" calcext:value-type="float">
            <text:p>40.908282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7.429721" calcext:value-type="float">
            <text:p>7.429721</text:p>
          </table:table-cell>
          <table:table-cell office:value-type="float" office:value="14.037524" calcext:value-type="float">
            <text:p>14.037524</text:p>
          </table:table-cell>
          <table:table-cell table:number-columns-repeated="2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7.245832" calcext:value-type="float">
            <text:p>17.245832</text:p>
          </table:table-cell>
          <table:table-cell office:value-type="float" office:value="17.288576" calcext:value-type="float">
            <text:p>17.288576</text:p>
          </table:table-cell>
          <table:table-cell office:value-type="float" office:value="37.092164" calcext:value-type="float">
            <text:p>37.092164</text:p>
          </table:table-cell>
          <table:table-cell office:value-type="float" office:value="40.477597" calcext:value-type="float">
            <text:p>40.477597</text:p>
          </table:table-cell>
          <table:table-cell office:value-type="float" office:value="17.21543" calcext:value-type="float">
            <text:p>17.21543</text:p>
          </table:table-cell>
          <table:table-cell office:value-type="float" office:value="14.57034" calcext:value-type="float">
            <text:p>14.57034</text:p>
          </table:table-cell>
          <table:table-cell table:number-columns-repeated="2" office:value-type="float" office:value="40.95632" calcext:value-type="float">
            <text:p>40.95632</text:p>
          </table:table-cell>
          <table:table-cell office:value-type="float" office:value="7.497946" calcext:value-type="float">
            <text:p>7.497946</text:p>
          </table:table-cell>
          <table:table-cell office:value-type="float" office:value="14.00893" calcext:value-type="float">
            <text:p>14.00893</text:p>
          </table:table-cell>
          <table:table-cell table:number-columns-repeated="2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.269646" calcext:value-type="float">
            <text:p>8.269646</text:p>
          </table:table-cell>
          <table:table-cell office:value-type="float" office:value="8.987757" calcext:value-type="float">
            <text:p>8.987757</text:p>
          </table:table-cell>
          <table:table-cell office:value-type="float" office:value="12.981413" calcext:value-type="float">
            <text:p>12.981413</text:p>
          </table:table-cell>
          <table:table-cell office:value-type="float" office:value="9.066107" calcext:value-type="float">
            <text:p>9.066107</text:p>
          </table:table-cell>
          <table:table-cell office:value-type="float" office:value="9.779438" calcext:value-type="float">
            <text:p>9.779438</text:p>
          </table:table-cell>
          <table:table-cell office:value-type="float" office:value="8.706365" calcext:value-type="float">
            <text:p>8.706365</text:p>
          </table:table-cell>
          <table:table-cell office:value-type="float" office:value="14.932833" calcext:value-type="float">
            <text:p>14.932833</text:p>
          </table:table-cell>
          <table:table-cell office:value-type="float" office:value="12.494722" calcext:value-type="float">
            <text:p>12.494722</text:p>
          </table:table-cell>
          <table:table-cell office:value-type="float" office:value="9.367798" calcext:value-type="float">
            <text:p>9.367798</text:p>
          </table:table-cell>
          <table:table-cell office:value-type="float" office:value="9.602196" calcext:value-type="float">
            <text:p>9.602196</text:p>
          </table:table-cell>
          <table:table-cell table:number-columns-repeated="2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.33393" calcext:value-type="float">
            <text:p>5.33393</text:p>
          </table:table-cell>
          <table:table-cell office:value-type="float" office:value="5.213084" calcext:value-type="float">
            <text:p>5.213084</text:p>
          </table:table-cell>
          <table:table-cell office:value-type="float" office:value="6.498497" calcext:value-type="float">
            <text:p>6.498497</text:p>
          </table:table-cell>
          <table:table-cell office:value-type="float" office:value="6.890831" calcext:value-type="float">
            <text:p>6.890831</text:p>
          </table:table-cell>
          <table:table-cell office:value-type="float" office:value="5.058111" calcext:value-type="float">
            <text:p>5.058111</text:p>
          </table:table-cell>
          <table:table-cell office:value-type="float" office:value="5.148956" calcext:value-type="float">
            <text:p>5.148956</text:p>
          </table:table-cell>
          <table:table-cell office:value-type="float" office:value="6.643271" calcext:value-type="float">
            <text:p>6.643271</text:p>
          </table:table-cell>
          <table:table-cell office:value-type="float" office:value="6.497092" calcext:value-type="float">
            <text:p>6.497092</text:p>
          </table:table-cell>
          <table:table-cell office:value-type="float" office:value="4.983663" calcext:value-type="float">
            <text:p>4.983663</text:p>
          </table:table-cell>
          <table:table-cell office:value-type="float" office:value="5.152868" calcext:value-type="float">
            <text:p>5.152868</text:p>
          </table:table-cell>
          <table:table-cell table:number-columns-repeated="2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.090702" calcext:value-type="float">
            <text:p>5.090702</text:p>
          </table:table-cell>
          <table:table-cell office:value-type="float" office:value="6.850496" calcext:value-type="float">
            <text:p>6.850496</text:p>
          </table:table-cell>
          <table:table-cell office:value-type="float" office:value="15.089912" calcext:value-type="float">
            <text:p>15.089912</text:p>
          </table:table-cell>
          <table:table-cell office:value-type="float" office:value="13.732751" calcext:value-type="float">
            <text:p>13.732751</text:p>
          </table:table-cell>
          <table:table-cell office:value-type="float" office:value="7.635192" calcext:value-type="float">
            <text:p>7.635192</text:p>
          </table:table-cell>
          <table:table-cell office:value-type="float" office:value="6.91076" calcext:value-type="float">
            <text:p>6.91076</text:p>
          </table:table-cell>
          <table:table-cell office:value-type="float" office:value="13.011844" calcext:value-type="float">
            <text:p>13.011844</text:p>
          </table:table-cell>
          <table:table-cell office:value-type="float" office:value="12.339381" calcext:value-type="float">
            <text:p>12.339381</text:p>
          </table:table-cell>
          <table:table-cell office:value-type="float" office:value="6.633569" calcext:value-type="float">
            <text:p>6.633569</text:p>
          </table:table-cell>
          <table:table-cell office:value-type="float" office:value="6.965139" calcext:value-type="float">
            <text:p>6.965139</text:p>
          </table:table-cell>
          <table:table-cell table:number-columns-repeated="22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.819221" calcext:value-type="float">
            <text:p>6.819221</text:p>
          </table:table-cell>
          <table:table-cell office:value-type="float" office:value="7.484205" calcext:value-type="float">
            <text:p>7.484205</text:p>
          </table:table-cell>
          <table:table-cell office:value-type="float" office:value="17.388292" calcext:value-type="float">
            <text:p>17.388292</text:p>
          </table:table-cell>
          <table:table-cell office:value-type="float" office:value="18.06452" calcext:value-type="float">
            <text:p>18.06452</text:p>
          </table:table-cell>
          <table:table-cell office:value-type="float" office:value="7.106688" calcext:value-type="float">
            <text:p>7.106688</text:p>
          </table:table-cell>
          <table:table-cell office:value-type="float" office:value="7.343124" calcext:value-type="float">
            <text:p>7.343124</text:p>
          </table:table-cell>
          <table:table-cell office:value-type="float" office:value="17.851588" calcext:value-type="float">
            <text:p>17.851588</text:p>
          </table:table-cell>
          <table:table-cell office:value-type="float" office:value="17.156487" calcext:value-type="float">
            <text:p>17.156487</text:p>
          </table:table-cell>
          <table:table-cell office:value-type="float" office:value="6.646853" calcext:value-type="float">
            <text:p>6.646853</text:p>
          </table:table-cell>
          <table:table-cell office:value-type="float" office:value="6.884809" calcext:value-type="float">
            <text:p>6.884809</text:p>
          </table:table-cell>
          <table:table-cell table:number-columns-repeated="22"/>
        </table:table-row>
        <table:table-row table:style-name="ro1" table:number-rows-repeated="31">
          <table:table-cell table:number-columns-repeated="33"/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reinterpret_cast</text:p>
          </table:table-cell>
          <table:table-cell table:number-columns-repeated="9"/>
          <table:table-cell office:value-type="string" calcext:value-type="string">
            <text:p>reinterpret_cast / memcp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/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11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31.789144" calcext:value-type="float">
            <text:p>31.789144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0.077354" calcext:value-type="float">
            <text:p>20.077354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7.629395" calcext:value-type="float">
            <text:p>7.629395</text:p>
          </table:table-cell>
          <table:table-cell office:value-type="float" office:value="13.154129" calcext:value-type="float">
            <text:p>13.154129</text:p>
          </table:table-cell>
          <table:table-cell/>
          <table:table-cell table:style-name="ce3" table:formula="of:=[.B79]/[.B88]-1" office:value-type="percentage" office:value="0.500000047185921" calcext:value-type="percentage">
            <text:p>50.00%</text:p>
          </table:table-cell>
          <table:table-cell table:style-name="ce3" table:formula="of:=[.C79]/[.C88]-1" office:value-type="percentage" office:value="0.500000047185921" calcext:value-type="percentage">
            <text:p>50.00%</text:p>
          </table:table-cell>
          <table:table-cell table:style-name="ce3" table:formula="of:=[.D79]/[.D88]-1" office:value-type="percentage" office:value="0.923076923076923" calcext:value-type="percentage">
            <text:p>92.31%</text:p>
          </table:table-cell>
          <table:table-cell table:style-name="ce3" table:formula="of:=[.E79]/[.E88]-1" office:value-type="percentage" office:value="1" calcext:value-type="percentage">
            <text:p>100.00%</text:p>
          </table:table-cell>
          <table:table-cell table:style-name="ce3" table:formula="of:=[.F79]/[.F88]-1" office:value-type="percentage" office:value="0.458333344802133" calcext:value-type="percentage">
            <text:p>45.83%</text:p>
          </table:table-cell>
          <table:table-cell table:style-name="ce3" table:formula="of:=[.G79]/[.G88]-1" office:value-type="percentage" office:value="0.333333333333334" calcext:value-type="percentage">
            <text:p>33.33%</text:p>
          </table:table-cell>
          <table:table-cell table:style-name="ce3" table:formula="of:=[.H79]/[.H88]-1" office:value-type="percentage" office:value="0.157894736842105" calcext:value-type="percentage">
            <text:p>15.79%</text:p>
          </table:table-cell>
          <table:table-cell table:style-name="ce3" table:formula="of:=[.I79]/[.I88]-1" office:value-type="percentage" office:value="0.666666701619201" calcext:value-type="percentage">
            <text:p>66.67%</text:p>
          </table:table-cell>
          <table:table-cell table:style-name="ce4" table:formula="of:=[.J79]/[.J88]-1" office:value-type="percentage" office:value="-0.0199998818254779" calcext:value-type="percentage">
            <text:p>-2.00%</text:p>
          </table:table-cell>
          <table:table-cell table:style-name="ce3" table:formula="of:=[.K79]/[.K88]-1" office:value-type="percentage" office:value="0.517241351468846" calcext:value-type="percentage">
            <text:p>51.72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2" office:value-type="float" office:value="17.212396" calcext:value-type="float">
            <text:p>17.212396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41.435951" calcext:value-type="float">
            <text:p>41.435951</text:p>
          </table:table-cell>
          <table:table-cell office:value-type="float" office:value="17.163992" calcext:value-type="float">
            <text:p>17.163992</text:p>
          </table:table-cell>
          <table:table-cell office:value-type="float" office:value="17.212396" calcext:value-type="float">
            <text:p>17.212396</text:p>
          </table:table-cell>
          <table:table-cell office:value-type="float" office:value="40.908282" calcext:value-type="float">
            <text:p>40.908282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7.429721" calcext:value-type="float">
            <text:p>7.429721</text:p>
          </table:table-cell>
          <table:table-cell office:value-type="float" office:value="14.037524" calcext:value-type="float">
            <text:p>14.037524</text:p>
          </table:table-cell>
          <table:table-cell/>
          <table:table-cell table:style-name="ce3" table:formula="of:=[.B80]/[.B89]-1" office:value-type="percentage" office:value="0.590524565332537" calcext:value-type="percentage">
            <text:p>59.05%</text:p>
          </table:table-cell>
          <table:table-cell table:style-name="ce3" table:formula="of:=[.C80]/[.C89]-1" office:value-type="percentage" office:value="0.587704447296565" calcext:value-type="percentage">
            <text:p>58.77%</text:p>
          </table:table-cell>
          <table:table-cell table:style-name="ce3" table:formula="of:=[.D80]/[.D89]-1" office:value-type="percentage" office:value="1.14345478699356" calcext:value-type="percentage">
            <text:p>114.35%</text:p>
          </table:table-cell>
          <table:table-cell table:style-name="ce3" table:formula="of:=[.E80]/[.E89]-1" office:value-type="percentage" office:value="1.40733196005948" calcext:value-type="percentage">
            <text:p>140.73%</text:p>
          </table:table-cell>
          <table:table-cell table:style-name="ce3" table:formula="of:=[.F80]/[.F89]-1" office:value-type="percentage" office:value="0.586051756836825" calcext:value-type="percentage">
            <text:p>58.61%</text:p>
          </table:table-cell>
          <table:table-cell table:style-name="ce3" table:formula="of:=[.G80]/[.G89]-1" office:value-type="percentage" office:value="0.587704447296565" calcext:value-type="percentage">
            <text:p>58.77%</text:p>
          </table:table-cell>
          <table:table-cell table:style-name="ce3" table:formula="of:=[.H80]/[.H89]-1" office:value-type="percentage" office:value="1.4302949251992" calcext:value-type="percentage">
            <text:p>143.03%</text:p>
          </table:table-cell>
          <table:table-cell table:style-name="ce3" table:formula="of:=[.I80]/[.I89]-1" office:value-type="percentage" office:value="1.14405263858488" calcext:value-type="percentage">
            <text:p>114.41%</text:p>
          </table:table-cell>
          <table:table-cell table:style-name="ce3" table:formula="of:=[.J80]/[.J89]-1" office:value-type="percentage" office:value="0.193913640003362" calcext:value-type="percentage">
            <text:p>19.39%</text:p>
          </table:table-cell>
          <table:table-cell table:style-name="ce3" table:formula="of:=[.K80]/[.K89]-1" office:value-type="percentage" office:value="1.05542785771705" calcext:value-type="percentage">
            <text:p>105.54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7.245832" calcext:value-type="float">
            <text:p>17.245832</text:p>
          </table:table-cell>
          <table:table-cell office:value-type="float" office:value="17.288576" calcext:value-type="float">
            <text:p>17.288576</text:p>
          </table:table-cell>
          <table:table-cell office:value-type="float" office:value="37.092164" calcext:value-type="float">
            <text:p>37.092164</text:p>
          </table:table-cell>
          <table:table-cell office:value-type="float" office:value="40.477597" calcext:value-type="float">
            <text:p>40.477597</text:p>
          </table:table-cell>
          <table:table-cell office:value-type="float" office:value="17.21543" calcext:value-type="float">
            <text:p>17.21543</text:p>
          </table:table-cell>
          <table:table-cell office:value-type="float" office:value="14.57034" calcext:value-type="float">
            <text:p>14.57034</text:p>
          </table:table-cell>
          <table:table-cell table:number-columns-repeated="2" office:value-type="float" office:value="40.95632" calcext:value-type="float">
            <text:p>40.95632</text:p>
          </table:table-cell>
          <table:table-cell office:value-type="float" office:value="7.497946" calcext:value-type="float">
            <text:p>7.497946</text:p>
          </table:table-cell>
          <table:table-cell office:value-type="float" office:value="14.00893" calcext:value-type="float">
            <text:p>14.00893</text:p>
          </table:table-cell>
          <table:table-cell/>
          <table:table-cell table:style-name="ce3" table:formula="of:=[.B81]/[.B90]-1" office:value-type="percentage" office:value="0.599795176727327" calcext:value-type="percentage">
            <text:p>59.98%</text:p>
          </table:table-cell>
          <table:table-cell table:style-name="ce3" table:formula="of:=[.C81]/[.C90]-1" office:value-type="percentage" office:value="0.58956205199666" calcext:value-type="percentage">
            <text:p>58.96%</text:p>
          </table:table-cell>
          <table:table-cell table:style-name="ce3" table:formula="of:=[.D81]/[.D90]-1" office:value-type="percentage" office:value="1.13324215774431" calcext:value-type="percentage">
            <text:p>113.32%</text:p>
          </table:table-cell>
          <table:table-cell table:style-name="ce3" table:formula="of:=[.E81]/[.E90]-1" office:value-type="percentage" office:value="1.33217280490504" calcext:value-type="percentage">
            <text:p>133.22%</text:p>
          </table:table-cell>
          <table:table-cell table:style-name="ce3" table:formula="of:=[.F81]/[.F90]-1" office:value-type="percentage" office:value="0.5905934201986" calcext:value-type="percentage">
            <text:p>59.06%</text:p>
          </table:table-cell>
          <table:table-cell table:style-name="ce3" table:formula="of:=[.G81]/[.G90]-1" office:value-type="percentage" office:value="0.345010745065024" calcext:value-type="percentage">
            <text:p>34.50%</text:p>
          </table:table-cell>
          <table:table-cell table:style-name="ce3" table:formula="of:=[.H81]/[.H90]-1" office:value-type="percentage" office:value="1.36814297837736" calcext:value-type="percentage">
            <text:p>136.81%</text:p>
          </table:table-cell>
          <table:table-cell table:style-name="ce3" table:formula="of:=[.I81]/[.I90]-1" office:value-type="percentage" office:value="1.35807744608321" calcext:value-type="percentage">
            <text:p>135.81%</text:p>
          </table:table-cell>
          <table:table-cell table:style-name="ce3" table:formula="of:=[.J81]/[.J90]-1" office:value-type="percentage" office:value="0.222305724044482" calcext:value-type="percentage">
            <text:p>22.23%</text:p>
          </table:table-cell>
          <table:table-cell table:style-name="ce3" table:formula="of:=[.K81]/[.K90]-1" office:value-type="percentage" office:value="1.05924553535139" calcext:value-type="percentage">
            <text:p>105.92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.269646" calcext:value-type="float">
            <text:p>8.269646</text:p>
          </table:table-cell>
          <table:table-cell office:value-type="float" office:value="8.987757" calcext:value-type="float">
            <text:p>8.987757</text:p>
          </table:table-cell>
          <table:table-cell office:value-type="float" office:value="12.981413" calcext:value-type="float">
            <text:p>12.981413</text:p>
          </table:table-cell>
          <table:table-cell office:value-type="float" office:value="9.066107" calcext:value-type="float">
            <text:p>9.066107</text:p>
          </table:table-cell>
          <table:table-cell office:value-type="float" office:value="9.779438" calcext:value-type="float">
            <text:p>9.779438</text:p>
          </table:table-cell>
          <table:table-cell office:value-type="float" office:value="8.706365" calcext:value-type="float">
            <text:p>8.706365</text:p>
          </table:table-cell>
          <table:table-cell office:value-type="float" office:value="14.932833" calcext:value-type="float">
            <text:p>14.932833</text:p>
          </table:table-cell>
          <table:table-cell office:value-type="float" office:value="12.494722" calcext:value-type="float">
            <text:p>12.494722</text:p>
          </table:table-cell>
          <table:table-cell office:value-type="float" office:value="9.367798" calcext:value-type="float">
            <text:p>9.367798</text:p>
          </table:table-cell>
          <table:table-cell office:value-type="float" office:value="9.602196" calcext:value-type="float">
            <text:p>9.602196</text:p>
          </table:table-cell>
          <table:table-cell/>
          <table:table-cell table:style-name="ce3" table:formula="of:=[.B82]/[.B91]-1" office:value-type="percentage" office:value="0.113739487202693" calcext:value-type="percentage">
            <text:p>11.37%</text:p>
          </table:table-cell>
          <table:table-cell table:style-name="ce3" table:formula="of:=[.C82]/[.C91]-1" office:value-type="percentage" office:value="0.196993292101562" calcext:value-type="percentage">
            <text:p>19.70%</text:p>
          </table:table-cell>
          <table:table-cell table:style-name="ce3" table:formula="of:=[.D82]/[.D91]-1" office:value-type="percentage" office:value="0.277989199508628" calcext:value-type="percentage">
            <text:p>27.80%</text:p>
          </table:table-cell>
          <table:table-cell table:style-name="ce4" table:formula="of:=[.E82]/[.E91]-1" office:value-type="percentage" office:value="-0.0449585763835558" calcext:value-type="percentage">
            <text:p>-4.50%</text:p>
          </table:table-cell>
          <table:table-cell table:style-name="ce4" table:formula="of:=[.F82]/[.F91]-1" office:value-type="percentage" office:value="-0.103103202802588" calcext:value-type="percentage">
            <text:p>-10.31%</text:p>
          </table:table-cell>
          <table:table-cell table:style-name="ce4" table:formula="of:=[.G82]/[.G91]-1" office:value-type="percentage" office:value="-0.146897737355268" calcext:value-type="percentage">
            <text:p>-14.69%</text:p>
          </table:table-cell>
          <table:table-cell table:style-name="ce3" table:formula="of:=[.H82]/[.H91]-1" office:value-type="percentage" office:value="0.175080630806516" calcext:value-type="percentage">
            <text:p>17.51%</text:p>
          </table:table-cell>
          <table:table-cell table:style-name="ce3" table:formula="of:=[.I82]/[.I91]-1" office:value-type="percentage" office:value="0.289618407924203" calcext:value-type="percentage">
            <text:p>28.96%</text:p>
          </table:table-cell>
          <table:table-cell table:style-name="ce3" table:formula="of:=[.J82]/[.J91]-1" office:value-type="percentage" office:value="0.699474907531913" calcext:value-type="percentage">
            <text:p>69.95%</text:p>
          </table:table-cell>
          <table:table-cell table:style-name="ce3" table:formula="of:=[.K82]/[.K91]-1" office:value-type="percentage" office:value="0.72685154379391" calcext:value-type="percentage">
            <text:p>72.69%</text:p>
          </table:table-cell>
          <table:table-cell office:value-type="string" calcext:value-type="string">
            <text:p>L3 cache max size (maybe RAM)</text:p>
          </table:table-cell>
          <table:table-cell table:number-columns-repeated="1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.33393" calcext:value-type="float">
            <text:p>5.33393</text:p>
          </table:table-cell>
          <table:table-cell office:value-type="float" office:value="5.213084" calcext:value-type="float">
            <text:p>5.213084</text:p>
          </table:table-cell>
          <table:table-cell office:value-type="float" office:value="6.498497" calcext:value-type="float">
            <text:p>6.498497</text:p>
          </table:table-cell>
          <table:table-cell office:value-type="float" office:value="6.890831" calcext:value-type="float">
            <text:p>6.890831</text:p>
          </table:table-cell>
          <table:table-cell office:value-type="float" office:value="5.058111" calcext:value-type="float">
            <text:p>5.058111</text:p>
          </table:table-cell>
          <table:table-cell office:value-type="float" office:value="5.148956" calcext:value-type="float">
            <text:p>5.148956</text:p>
          </table:table-cell>
          <table:table-cell office:value-type="float" office:value="6.643271" calcext:value-type="float">
            <text:p>6.643271</text:p>
          </table:table-cell>
          <table:table-cell office:value-type="float" office:value="6.497092" calcext:value-type="float">
            <text:p>6.497092</text:p>
          </table:table-cell>
          <table:table-cell office:value-type="float" office:value="4.983663" calcext:value-type="float">
            <text:p>4.983663</text:p>
          </table:table-cell>
          <table:table-cell office:value-type="float" office:value="5.152868" calcext:value-type="float">
            <text:p>5.152868</text:p>
          </table:table-cell>
          <table:table-cell/>
          <table:table-cell table:style-name="ce3" table:formula="of:=[.B83]/[.B92]-1" office:value-type="percentage" office:value="0.0960620361992901" calcext:value-type="percentage">
            <text:p>9.61%</text:p>
          </table:table-cell>
          <table:table-cell table:style-name="ce3" table:formula="of:=[.C83]/[.C92]-1" office:value-type="percentage" office:value="0.0790779817406306" calcext:value-type="percentage">
            <text:p>7.91%</text:p>
          </table:table-cell>
          <table:table-cell table:style-name="ce3" table:formula="of:=[.D83]/[.D92]-1" office:value-type="percentage" office:value="0.148534157971283" calcext:value-type="percentage">
            <text:p>14.85%</text:p>
          </table:table-cell>
          <table:table-cell table:style-name="ce3" table:formula="of:=[.E83]/[.E92]-1" office:value-type="percentage" office:value="0.177817348883661" calcext:value-type="percentage">
            <text:p>17.78%</text:p>
          </table:table-cell>
          <table:table-cell table:style-name="ce3" table:formula="of:=[.F83]/[.F92]-1" office:value-type="percentage" office:value="0.0516765639499091" calcext:value-type="percentage">
            <text:p>5.17%</text:p>
          </table:table-cell>
          <table:table-cell table:style-name="ce3" table:formula="of:=[.G83]/[.G92]-1" office:value-type="percentage" office:value="0.0831563643921451" calcext:value-type="percentage">
            <text:p>8.32%</text:p>
          </table:table-cell>
          <table:table-cell table:style-name="ce3" table:formula="of:=[.H83]/[.H92]-1" office:value-type="percentage" office:value="0.17561187101889" calcext:value-type="percentage">
            <text:p>17.56%</text:p>
          </table:table-cell>
          <table:table-cell table:style-name="ce3" table:formula="of:=[.I83]/[.I92]-1" office:value-type="percentage" office:value="0.167782457988197" calcext:value-type="percentage">
            <text:p>16.78%</text:p>
          </table:table-cell>
          <table:table-cell table:style-name="ce3" table:formula="of:=[.J83]/[.J92]-1" office:value-type="percentage" office:value="0.135386447070874" calcext:value-type="percentage">
            <text:p>13.54%</text:p>
          </table:table-cell>
          <table:table-cell table:style-name="ce3" table:formula="of:=[.K83]/[.K92]-1" office:value-type="percentage" office:value="0.272131532833092" calcext:value-type="percentage">
            <text:p>27.21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.090702" calcext:value-type="float">
            <text:p>5.090702</text:p>
          </table:table-cell>
          <table:table-cell table:number-columns-repeated="2" office:value-type="float" office:value="6.850496" calcext:value-type="float">
            <text:p>6.850496</text:p>
          </table:table-cell>
          <table:table-cell office:value-type="float" office:value="13.732751" calcext:value-type="float">
            <text:p>13.732751</text:p>
          </table:table-cell>
          <table:table-cell office:value-type="float" office:value="7.635192" calcext:value-type="float">
            <text:p>7.635192</text:p>
          </table:table-cell>
          <table:table-cell office:value-type="float" office:value="6.91076" calcext:value-type="float">
            <text:p>6.91076</text:p>
          </table:table-cell>
          <table:table-cell office:value-type="float" office:value="13.011844" calcext:value-type="float">
            <text:p>13.011844</text:p>
          </table:table-cell>
          <table:table-cell office:value-type="float" office:value="12.339381" calcext:value-type="float">
            <text:p>12.339381</text:p>
          </table:table-cell>
          <table:table-cell office:value-type="float" office:value="6.633569" calcext:value-type="float">
            <text:p>6.633569</text:p>
          </table:table-cell>
          <table:table-cell office:value-type="float" office:value="6.965139" calcext:value-type="float">
            <text:p>6.965139</text:p>
          </table:table-cell>
          <table:table-cell/>
          <table:table-cell table:style-name="ce3" table:formula="of:=[.B84]/[.B93]-1" office:value-type="percentage" office:value="0.0763796427800427" calcext:value-type="percentage">
            <text:p>7.64%</text:p>
          </table:table-cell>
          <table:table-cell table:style-name="ce3" table:formula="of:=[.C84]/[.C93]-1" office:value-type="percentage" office:value="0.357448593577018" calcext:value-type="percentage">
            <text:p>35.74%</text:p>
          </table:table-cell>
          <table:table-cell table:style-name="ce4" table:formula="of:=[.D84]/[.D93]-1" office:value-type="percentage" office:value="-0.473174730675276" calcext:value-type="percentage">
            <text:p>-47.32%</text:p>
          </table:table-cell>
          <table:table-cell table:style-name="ce3" table:formula="of:=[.E84]/[.E93]-1" office:value-type="percentage" office:value="1.06265567264627" calcext:value-type="percentage">
            <text:p>106.27%</text:p>
          </table:table-cell>
          <table:table-cell table:style-name="ce4" table:formula="of:=[.F84]/[.F93]-1" office:value-type="percentage" office:value="-0.0048161256660787" calcext:value-type="percentage">
            <text:p>-0.48%</text:p>
          </table:table-cell>
          <table:table-cell table:style-name="ce4" table:formula="of:=[.G84]/[.G93]-1" office:value-type="percentage" office:value="-0.106710965138544" calcext:value-type="percentage">
            <text:p>-10.67%</text:p>
          </table:table-cell>
          <table:table-cell table:style-name="ce3" table:formula="of:=[.H84]/[.H93]-1" office:value-type="percentage" office:value="0.0796549642901416" calcext:value-type="percentage">
            <text:p>7.97%</text:p>
          </table:table-cell>
          <table:table-cell table:style-name="ce3" table:formula="of:=[.I84]/[.I93]-1" office:value-type="percentage" office:value="0.0870674593553806" calcext:value-type="percentage">
            <text:p>8.71%</text:p>
          </table:table-cell>
          <table:table-cell table:style-name="ce3" table:formula="of:=[.J84]/[.J93]-1" office:value-type="percentage" office:value="0.0403330097437578" calcext:value-type="percentage">
            <text:p>4.03%</text:p>
          </table:table-cell>
          <table:table-cell table:style-name="ce3" table:formula="of:=[.K84]/[.K93]-1" office:value-type="percentage" office:value="0.113139724934519" calcext:value-type="percentage">
            <text:p>11.31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.819221" calcext:value-type="float">
            <text:p>6.819221</text:p>
          </table:table-cell>
          <table:table-cell office:value-type="float" office:value="7.484205" calcext:value-type="float">
            <text:p>7.484205</text:p>
          </table:table-cell>
          <table:table-cell office:value-type="float" office:value="17.388292" calcext:value-type="float">
            <text:p>17.388292</text:p>
          </table:table-cell>
          <table:table-cell office:value-type="float" office:value="18.06452" calcext:value-type="float">
            <text:p>18.06452</text:p>
          </table:table-cell>
          <table:table-cell office:value-type="float" office:value="7.106688" calcext:value-type="float">
            <text:p>7.106688</text:p>
          </table:table-cell>
          <table:table-cell office:value-type="float" office:value="7.343124" calcext:value-type="float">
            <text:p>7.343124</text:p>
          </table:table-cell>
          <table:table-cell office:value-type="float" office:value="17.851588" calcext:value-type="float">
            <text:p>17.851588</text:p>
          </table:table-cell>
          <table:table-cell office:value-type="float" office:value="17.156487" calcext:value-type="float">
            <text:p>17.156487</text:p>
          </table:table-cell>
          <table:table-cell office:value-type="float" office:value="6.646853" calcext:value-type="float">
            <text:p>6.646853</text:p>
          </table:table-cell>
          <table:table-cell office:value-type="float" office:value="6.884809" calcext:value-type="float">
            <text:p>6.884809</text:p>
          </table:table-cell>
          <table:table-cell/>
          <table:table-cell table:style-name="ce4" table:formula="of:=[.B85]/[.B94]-1" office:value-type="percentage" office:value="-0.0567360611990947" calcext:value-type="percentage">
            <text:p>-5.67%</text:p>
          </table:table-cell>
          <table:table-cell table:style-name="ce3" table:formula="of:=[.C85]/[.C94]-1" office:value-type="percentage" office:value="0.159454203897853" calcext:value-type="percentage">
            <text:p>15.95%</text:p>
          </table:table-cell>
          <table:table-cell table:style-name="ce3" table:formula="of:=[.D85]/[.D94]-1" office:value-type="percentage" office:value="0.459201167072791" calcext:value-type="percentage">
            <text:p>45.92%</text:p>
          </table:table-cell>
          <table:table-cell table:style-name="ce3" table:formula="of:=[.E85]/[.E94]-1" office:value-type="percentage" office:value="0.29337374103027" calcext:value-type="percentage">
            <text:p>29.34%</text:p>
          </table:table-cell>
          <table:table-cell table:style-name="ce3" table:formula="of:=[.F85]/[.F94]-1" office:value-type="percentage" office:value="0.035452736508327" calcext:value-type="percentage">
            <text:p>3.55%</text:p>
          </table:table-cell>
          <table:table-cell table:style-name="ce3" table:formula="of:=[.G85]/[.G94]-1" office:value-type="percentage" office:value="0.0344801645335247" calcext:value-type="percentage">
            <text:p>3.45%</text:p>
          </table:table-cell>
          <table:table-cell table:style-name="ce3" table:formula="of:=[.H85]/[.H94]-1" office:value-type="percentage" office:value="0.241409860242897" calcext:value-type="percentage">
            <text:p>24.14%</text:p>
          </table:table-cell>
          <table:table-cell table:style-name="ce3" table:formula="of:=[.I85]/[.I94]-1" office:value-type="percentage" office:value="0.228706528023575" calcext:value-type="percentage">
            <text:p>22.87%</text:p>
          </table:table-cell>
          <table:table-cell table:style-name="ce3" table:formula="of:=[.J85]/[.J94]-1" office:value-type="percentage" office:value="0.0599318866678606" calcext:value-type="percentage">
            <text:p>5.99%</text:p>
          </table:table-cell>
          <table:table-cell table:style-name="ce3" table:formula="of:=[.K85]/[.K94]-1" office:value-type="percentage" office:value="0.350279997199342" calcext:value-type="percentage">
            <text:p>35.03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mcp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4"/>
          <table:table-cell office:value-type="string" calcext:value-type="string">
            <text:p>L3 avg:</text:p>
          </table:table-cell>
          <table:table-cell table:style-name="ce5" table:formula="of:=AVERAGE([.M79:.V82])" office:value-type="percentage" office:value="0.613648590545759" calcext:value-type="percentage">
            <text:p>61.36%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0.596381" calcext:value-type="float">
            <text:p>10.596381</text:p>
          </table:table-cell>
          <table:table-cell office:value-type="float" office:value="15.258789" calcext:value-type="float">
            <text:p>15.258789</text:p>
          </table:table-cell>
          <table:table-cell office:value-type="float" office:value="15.894572" calcext:value-type="float">
            <text:p>15.894572</text:p>
          </table:table-cell>
          <table:table-cell office:value-type="float" office:value="10.899135" calcext:value-type="float">
            <text:p>10.899135</text:p>
          </table:table-cell>
          <table:table-cell office:value-type="float" office:value="11.920929" calcext:value-type="float">
            <text:p>11.920929</text:p>
          </table:table-cell>
          <table:table-cell office:value-type="float" office:value="17.339533" calcext:value-type="float">
            <text:p>17.339533</text:p>
          </table:table-cell>
          <table:table-cell office:value-type="float" office:value="19.073486" calcext:value-type="float">
            <text:p>19.073486</text:p>
          </table:table-cell>
          <table:table-cell office:value-type="float" office:value="7.785096" calcext:value-type="float">
            <text:p>7.785096</text:p>
          </table:table-cell>
          <table:table-cell office:value-type="float" office:value="8.669767" calcext:value-type="float">
            <text:p>8.669767</text:p>
          </table:table-cell>
          <table:table-cell table:number-columns-repeated="4"/>
          <table:table-cell office:value-type="string" calcext:value-type="string">
            <text:p>Total avg:</text:p>
          </table:table-cell>
          <table:table-cell table:style-name="ce5" table:formula="of:=AVERAGE([.M79:.V85])" office:value-type="percentage" office:value="0.413867312195756" calcext:value-type="percentage">
            <text:p>41.39%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.821836" calcext:value-type="float">
            <text:p>10.821836</text:p>
          </table:table-cell>
          <table:table-cell office:value-type="float" office:value="10.841058" calcext:value-type="float">
            <text:p>10.841058</text:p>
          </table:table-cell>
          <table:table-cell office:value-type="float" office:value="17.020401" calcext:value-type="float">
            <text:p>17.020401</text:p>
          </table:table-cell>
          <table:table-cell office:value-type="float" office:value="17.212396" calcext:value-type="float">
            <text:p>17.212396</text:p>
          </table:table-cell>
          <table:table-cell office:value-type="float" office:value="10.821836" calcext:value-type="float">
            <text:p>10.821836</text:p>
          </table:table-cell>
          <table:table-cell office:value-type="float" office:value="10.841058" calcext:value-type="float">
            <text:p>10.841058</text:p>
          </table:table-cell>
          <table:table-cell office:value-type="float" office:value="16.832641" calcext:value-type="float">
            <text:p>16.832641</text:p>
          </table:table-cell>
          <table:table-cell office:value-type="float" office:value="17.015655" calcext:value-type="float">
            <text:p>17.015655</text:p>
          </table:table-cell>
          <table:table-cell office:value-type="float" office:value="6.222997" calcext:value-type="float">
            <text:p>6.222997</text:p>
          </table:table-cell>
          <table:table-cell office:value-type="float" office:value="6.82949" calcext:value-type="float">
            <text:p>6.82949</text:p>
          </table:table-cell>
          <table:table-cell table:number-columns-repeated="4"/>
          <table:table-cell office:value-type="string" calcext:value-type="string">
            <text:p>RAM avg:</text:p>
          </table:table-cell>
          <table:table-cell table:style-name="ce5" table:formula="of:=AVERAGE([.M83:.V85])" office:value-type="percentage" office:value="0.147492274395752" calcext:value-type="percentage">
            <text:p>14.75%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.780025" calcext:value-type="float">
            <text:p>10.780025</text:p>
          </table:table-cell>
          <table:table-cell office:value-type="float" office:value="10.876314" calcext:value-type="float">
            <text:p>10.876314</text:p>
          </table:table-cell>
          <table:table-cell office:value-type="float" office:value="17.387695" calcext:value-type="float">
            <text:p>17.387695</text:p>
          </table:table-cell>
          <table:table-cell office:value-type="float" office:value="17.356174" calcext:value-type="float">
            <text:p>17.356174</text:p>
          </table:table-cell>
          <table:table-cell office:value-type="float" office:value="10.823275" calcext:value-type="float">
            <text:p>10.823275</text:p>
          </table:table-cell>
          <table:table-cell office:value-type="float" office:value="10.83288" calcext:value-type="float">
            <text:p>10.83288</text:p>
          </table:table-cell>
          <table:table-cell office:value-type="float" office:value="17.294699" calcext:value-type="float">
            <text:p>17.294699</text:p>
          </table:table-cell>
          <table:table-cell office:value-type="float" office:value="17.368522" calcext:value-type="float">
            <text:p>17.368522</text:p>
          </table:table-cell>
          <table:table-cell office:value-type="float" office:value="6.134264" calcext:value-type="float">
            <text:p>6.134264</text:p>
          </table:table-cell>
          <table:table-cell office:value-type="float" office:value="6.802943" calcext:value-type="float">
            <text:p>6.802943</text:p>
          </table:table-cell>
          <table:table-cell table:number-columns-repeated="2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7.425117" calcext:value-type="float">
            <text:p>7.425117</text:p>
          </table:table-cell>
          <table:table-cell office:value-type="float" office:value="7.508611" calcext:value-type="float">
            <text:p>7.508611</text:p>
          </table:table-cell>
          <table:table-cell office:value-type="float" office:value="10.157686" calcext:value-type="float">
            <text:p>10.157686</text:p>
          </table:table-cell>
          <table:table-cell office:value-type="float" office:value="9.492894" calcext:value-type="float">
            <text:p>9.492894</text:p>
          </table:table-cell>
          <table:table-cell office:value-type="float" office:value="10.903638" calcext:value-type="float">
            <text:p>10.903638</text:p>
          </table:table-cell>
          <table:table-cell office:value-type="float" office:value="10.205535" calcext:value-type="float">
            <text:p>10.205535</text:p>
          </table:table-cell>
          <table:table-cell office:value-type="float" office:value="12.707922" calcext:value-type="float">
            <text:p>12.707922</text:p>
          </table:table-cell>
          <table:table-cell office:value-type="float" office:value="9.688697" calcext:value-type="float">
            <text:p>9.688697</text:p>
          </table:table-cell>
          <table:table-cell office:value-type="float" office:value="5.512172" calcext:value-type="float">
            <text:p>5.512172</text:p>
          </table:table-cell>
          <table:table-cell office:value-type="float" office:value="5.560522" calcext:value-type="float">
            <text:p>5.560522</text:p>
          </table:table-cell>
          <table:table-cell table:number-columns-repeated="2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.866449" calcext:value-type="float">
            <text:p>4.866449</text:p>
          </table:table-cell>
          <table:table-cell office:value-type="float" office:value="4.831054" calcext:value-type="float">
            <text:p>4.831054</text:p>
          </table:table-cell>
          <table:table-cell office:value-type="float" office:value="5.658079" calcext:value-type="float">
            <text:p>5.658079</text:p>
          </table:table-cell>
          <table:table-cell office:value-type="float" office:value="5.850509" calcext:value-type="float">
            <text:p>5.850509</text:p>
          </table:table-cell>
          <table:table-cell office:value-type="float" office:value="4.809569" calcext:value-type="float">
            <text:p>4.809569</text:p>
          </table:table-cell>
          <table:table-cell office:value-type="float" office:value="4.753659" calcext:value-type="float">
            <text:p>4.753659</text:p>
          </table:table-cell>
          <table:table-cell office:value-type="float" office:value="5.650905" calcext:value-type="float">
            <text:p>5.650905</text:p>
          </table:table-cell>
          <table:table-cell office:value-type="float" office:value="5.563615" calcext:value-type="float">
            <text:p>5.563615</text:p>
          </table:table-cell>
          <table:table-cell office:value-type="float" office:value="4.389398" calcext:value-type="float">
            <text:p>4.389398</text:p>
          </table:table-cell>
          <table:table-cell office:value-type="float" office:value="4.050578" calcext:value-type="float">
            <text:p>4.050578</text:p>
          </table:table-cell>
          <table:table-cell table:number-columns-repeated="2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.729467" calcext:value-type="float">
            <text:p>4.729467</text:p>
          </table:table-cell>
          <table:table-cell office:value-type="float" office:value="5.046597" calcext:value-type="float">
            <text:p>5.046597</text:p>
          </table:table-cell>
          <table:table-cell office:value-type="float" office:value="13.003355" calcext:value-type="float">
            <text:p>13.003355</text:p>
          </table:table-cell>
          <table:table-cell office:value-type="float" office:value="6.657801" calcext:value-type="float">
            <text:p>6.657801</text:p>
          </table:table-cell>
          <table:table-cell office:value-type="float" office:value="7.672142" calcext:value-type="float">
            <text:p>7.672142</text:p>
          </table:table-cell>
          <table:table-cell office:value-type="float" office:value="7.736309" calcext:value-type="float">
            <text:p>7.736309</text:p>
          </table:table-cell>
          <table:table-cell office:value-type="float" office:value="12.051854" calcext:value-type="float">
            <text:p>12.051854</text:p>
          </table:table-cell>
          <table:table-cell office:value-type="float" office:value="11.351072" calcext:value-type="float">
            <text:p>11.351072</text:p>
          </table:table-cell>
          <table:table-cell office:value-type="float" office:value="6.37639" calcext:value-type="float">
            <text:p>6.37639</text:p>
          </table:table-cell>
          <table:table-cell office:value-type="float" office:value="6.257201" calcext:value-type="float">
            <text:p>6.257201</text:p>
          </table:table-cell>
          <table:table-cell table:number-columns-repeated="22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7.229388" calcext:value-type="float">
            <text:p>7.229388</text:p>
          </table:table-cell>
          <table:table-cell office:value-type="float" office:value="6.454938" calcext:value-type="float">
            <text:p>6.454938</text:p>
          </table:table-cell>
          <table:table-cell office:value-type="float" office:value="11.916309" calcext:value-type="float">
            <text:p>11.916309</text:p>
          </table:table-cell>
          <table:table-cell office:value-type="float" office:value="13.966976" calcext:value-type="float">
            <text:p>13.966976</text:p>
          </table:table-cell>
          <table:table-cell office:value-type="float" office:value="6.863363" calcext:value-type="float">
            <text:p>6.863363</text:p>
          </table:table-cell>
          <table:table-cell office:value-type="float" office:value="7.098371" calcext:value-type="float">
            <text:p>7.098371</text:p>
          </table:table-cell>
          <table:table-cell office:value-type="float" office:value="14.380092" calcext:value-type="float">
            <text:p>14.380092</text:p>
          </table:table-cell>
          <table:table-cell office:value-type="float" office:value="13.963047" calcext:value-type="float">
            <text:p>13.963047</text:p>
          </table:table-cell>
          <table:table-cell office:value-type="float" office:value="6.271019" calcext:value-type="float">
            <text:p>6.271019</text:p>
          </table:table-cell>
          <table:table-cell office:value-type="float" office:value="5.098801" calcext:value-type="float">
            <text:p>5.098801</text:p>
          </table:table-cell>
          <table:table-cell table:number-columns-repeated="22"/>
        </table:table-row>
        <calcext:conditional-formats>
          <calcext:conditional-format calcext:target-range-address="Sheet1.M79:Sheet1.V85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0:03:46.864987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5:07:31.243501002</meta:creation-date>
    <dc:date>2026-02-23T11:01:05.845973713</dc:date>
    <meta:editing-duration>PT3H16M59S</meta:editing-duration>
    <meta:editing-cycles>22</meta:editing-cycles>
    <meta:generator>LibreOffice/26.2.0.3$Linux_X86_64 LibreOffice_project/620$Build-3</meta:generator>
    <meta:document-statistic meta:table-count="1" meta:cell-count="435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69cm" svg:height="8.641cm" xlink:href=".." xlink:type="simple" chart:class="chart:line" chart:style-name="ch1">
        <chart:legend chart:legend-position="end" svg:x="15.998cm" svg:y="2.278cm" style:legend-expansion="high" chart:style-name="ch2"/>
        <chart:plot-area chart:style-name="ch3" svg:x="0.387cm" svg:y="0.172cm" svg:width="15.224cm" svg:height="8.297cm">
          <chart:coordinate-region svg:x="1.021cm" svg:y="0.371cm" svg:width="13.727cm" svg:height="7.451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1" chart:label-cell-address="Sheet1.B4:Sheet1.B4" chart:class="chart:line">
            <chart:data-point chart:repeated="7"/>
          </chart:series>
          <chart:series chart:style-name="ch7" chart:values-cell-range-address="Sheet1.C5:Sheet1.C11" chart:label-cell-address="Sheet1.C4:Sheet1.C4" chart:class="chart:line">
            <chart:data-point chart:repeated="7"/>
          </chart:series>
          <chart:series chart:style-name="ch8" chart:values-cell-range-address="Sheet1.D5:Sheet1.D11" chart:label-cell-address="Sheet1.D4:Sheet1.D4" chart:class="chart:line">
            <chart:data-point chart:repeated="7"/>
          </chart:series>
          <chart:series chart:style-name="ch9" chart:values-cell-range-address="Sheet1.E5:Sheet1.E11" chart:label-cell-address="Sheet1.E4:Sheet1.E4" chart:class="chart:line">
            <chart:data-point chart:repeated="7"/>
          </chart:series>
          <chart:series chart:style-name="ch10" chart:values-cell-range-address="Sheet1.F5:Sheet1.F11" chart:label-cell-address="Sheet1.F4:Sheet1.F4" chart:class="chart:line">
            <chart:data-point chart:repeated="7"/>
          </chart:series>
          <chart:series chart:style-name="ch11" chart:values-cell-range-address="Sheet1.G5:Sheet1.G11" chart:label-cell-address="Sheet1.G4:Sheet1.G4" chart:class="chart:line">
            <chart:data-point chart:repeated="7"/>
          </chart:series>
          <chart:series chart:style-name="ch12" chart:values-cell-range-address="Sheet1.H5:Sheet1.H11" chart:label-cell-address="Sheet1.H4:Sheet1.H4" chart:class="chart:line">
            <chart:data-point chart:repeated="7"/>
          </chart:series>
          <chart:series chart:style-name="ch13" chart:values-cell-range-address="Sheet1.I5:Sheet1.I11" chart:label-cell-address="Sheet1.I4:Sheet1.I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4:Sheet1.B4</svg:desc>
                </draw:g>
              </table:table-cell>
              <table:table-cell office:value-type="string">
                <text:p>cbuf_seq_w</text:p>
                <draw:g>
                  <svg:desc>Sheet1.C4:Sheet1.C4</svg:desc>
                </draw:g>
              </table:table-cell>
              <table:table-cell office:value-type="string">
                <text:p>buf_seq_r</text:p>
                <draw:g>
                  <svg:desc>Sheet1.D4:Sheet1.D4</svg:desc>
                </draw:g>
              </table:table-cell>
              <table:table-cell office:value-type="string">
                <text:p>cbuf_seq_r</text:p>
                <draw:g>
                  <svg:desc>Sheet1.E4:Sheet1.E4</svg:desc>
                </draw:g>
              </table:table-cell>
              <table:table-cell office:value-type="string">
                <text:p>buf_wrap_w</text:p>
                <draw:g>
                  <svg:desc>Sheet1.F4:Sheet1.F4</svg:desc>
                </draw:g>
              </table:table-cell>
              <table:table-cell office:value-type="string">
                <text:p>cbuf_wrap_w</text:p>
                <draw:g>
                  <svg:desc>Sheet1.G4:Sheet1.G4</svg:desc>
                </draw:g>
              </table:table-cell>
              <table:table-cell office:value-type="string">
                <text:p>buf_wrap_r</text:p>
                <draw:g>
                  <svg:desc>Sheet1.H4:Sheet1.H4</svg:desc>
                </draw:g>
              </table:table-cell>
              <table:table-cell office:value-type="string">
                <text:p>cbuf_wrap_r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29.919194">
                <text:p>29.919194</text:p>
                <draw:g>
                  <svg:desc>Sheet1.B5:Sheet1.B11</svg:desc>
                </draw:g>
              </table:table-cell>
              <table:table-cell office:value-type="float" office:value="40.049315">
                <text:p>40.049315</text:p>
                <draw:g>
                  <svg:desc>Sheet1.C5:Sheet1.C11</svg:desc>
                </draw:g>
              </table:table-cell>
              <table:table-cell office:value-type="float" office:value="26.262976">
                <text:p>26.262976</text:p>
                <draw:g>
                  <svg:desc>Sheet1.D5:Sheet1.D11</svg:desc>
                </draw:g>
              </table:table-cell>
              <table:table-cell office:value-type="float" office:value="28.204786">
                <text:p>28.204786</text:p>
                <draw:g>
                  <svg:desc>Sheet1.E5:Sheet1.E11</svg:desc>
                </draw:g>
              </table:table-cell>
              <table:table-cell office:value-type="float" office:value="7.396408">
                <text:p>7.396408</text:p>
                <draw:g>
                  <svg:desc>Sheet1.F5:Sheet1.F11</svg:desc>
                </draw:g>
              </table:table-cell>
              <table:table-cell office:value-type="float" office:value="40.154708">
                <text:p>40.154708</text:p>
                <draw:g>
                  <svg:desc>Sheet1.G5:Sheet1.G11</svg:desc>
                </draw:g>
              </table:table-cell>
              <table:table-cell office:value-type="float" office:value="7.183987">
                <text:p>7.183987</text:p>
                <draw:g>
                  <svg:desc>Sheet1.H5:Sheet1.H11</svg:desc>
                </draw:g>
              </table:table-cell>
              <table:table-cell office:value-type="float" office:value="28.204786">
                <text:p>28.204786</text:p>
                <draw:g>
                  <svg:desc>Sheet1.I5:Sheet1.I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9.396824">
                <text:p>29.396824</text:p>
              </table:table-cell>
              <table:table-cell office:value-type="float" office:value="41.372755">
                <text:p>41.372755</text:p>
              </table:table-cell>
              <table:table-cell office:value-type="float" office:value="26.516849">
                <text:p>26.516849</text:p>
              </table:table-cell>
              <table:table-cell office:value-type="float" office:value="28.909488">
                <text:p>28.909488</text:p>
              </table:table-cell>
              <table:table-cell office:value-type="float" office:value="8.047619">
                <text:p>8.047619</text:p>
              </table:table-cell>
              <table:table-cell office:value-type="float" office:value="41.302762">
                <text:p>41.302762</text:p>
              </table:table-cell>
              <table:table-cell office:value-type="float" office:value="7.246034">
                <text:p>7.246034</text:p>
              </table:table-cell>
              <table:table-cell office:value-type="float" office:value="26.690787">
                <text:p>26.69078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.062169">
                <text:p>26.062169</text:p>
              </table:table-cell>
              <table:table-cell office:value-type="float" office:value="36.900848">
                <text:p>36.900848</text:p>
              </table:table-cell>
              <table:table-cell office:value-type="float" office:value="25.745423">
                <text:p>25.745423</text:p>
              </table:table-cell>
              <table:table-cell office:value-type="float" office:value="27.495636">
                <text:p>27.495636</text:p>
              </table:table-cell>
              <table:table-cell office:value-type="float" office:value="7.485761">
                <text:p>7.485761</text:p>
              </table:table-cell>
              <table:table-cell office:value-type="float" office:value="38.232099">
                <text:p>38.232099</text:p>
              </table:table-cell>
              <table:table-cell office:value-type="float" office:value="7.244583">
                <text:p>7.244583</text:p>
              </table:table-cell>
              <table:table-cell office:value-type="float" office:value="28.901788">
                <text:p>28.90178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210861">
                <text:p>9.210861</text:p>
              </table:table-cell>
              <table:table-cell office:value-type="float" office:value="8.888684">
                <text:p>8.888684</text:p>
              </table:table-cell>
              <table:table-cell office:value-type="float" office:value="16.888003">
                <text:p>16.888003</text:p>
              </table:table-cell>
              <table:table-cell office:value-type="float" office:value="16.049592">
                <text:p>16.049592</text:p>
              </table:table-cell>
              <table:table-cell office:value-type="float" office:value="6.669612">
                <text:p>6.669612</text:p>
              </table:table-cell>
              <table:table-cell office:value-type="float" office:value="8.912509">
                <text:p>8.912509</text:p>
              </table:table-cell>
              <table:table-cell office:value-type="float" office:value="6.951687">
                <text:p>6.951687</text:p>
              </table:table-cell>
              <table:table-cell office:value-type="float" office:value="16.127101">
                <text:p>16.12710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9.284116">
                <text:p>9.284116</text:p>
              </table:table-cell>
              <table:table-cell office:value-type="float" office:value="8.81015">
                <text:p>8.81015</text:p>
              </table:table-cell>
              <table:table-cell office:value-type="float" office:value="16.692582">
                <text:p>16.692582</text:p>
              </table:table-cell>
              <table:table-cell office:value-type="float" office:value="15.813217">
                <text:p>15.813217</text:p>
              </table:table-cell>
              <table:table-cell office:value-type="float" office:value="6.626028">
                <text:p>6.626028</text:p>
              </table:table-cell>
              <table:table-cell office:value-type="float" office:value="8.787737">
                <text:p>8.787737</text:p>
              </table:table-cell>
              <table:table-cell office:value-type="float" office:value="6.872119">
                <text:p>6.872119</text:p>
              </table:table-cell>
              <table:table-cell office:value-type="float" office:value="15.921871">
                <text:p>15.92187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9.367697">
                <text:p>9.367697</text:p>
              </table:table-cell>
              <table:table-cell office:value-type="float" office:value="8.795319">
                <text:p>8.795319</text:p>
              </table:table-cell>
              <table:table-cell office:value-type="float" office:value="16.700763">
                <text:p>16.700763</text:p>
              </table:table-cell>
              <table:table-cell office:value-type="float" office:value="15.646118">
                <text:p>15.646118</text:p>
              </table:table-cell>
              <table:table-cell office:value-type="float" office:value="6.694382">
                <text:p>6.694382</text:p>
              </table:table-cell>
              <table:table-cell office:value-type="float" office:value="8.751075">
                <text:p>8.751075</text:p>
              </table:table-cell>
              <table:table-cell office:value-type="float" office:value="6.875072">
                <text:p>6.875072</text:p>
              </table:table-cell>
              <table:table-cell office:value-type="float" office:value="15.859092">
                <text:p>15.85909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9.359736">
                <text:p>9.359736</text:p>
              </table:table-cell>
              <table:table-cell office:value-type="float" office:value="8.818063">
                <text:p>8.818063</text:p>
              </table:table-cell>
              <table:table-cell office:value-type="float" office:value="16.490597">
                <text:p>16.490597</text:p>
              </table:table-cell>
              <table:table-cell office:value-type="float" office:value="15.774376">
                <text:p>15.774376</text:p>
              </table:table-cell>
              <table:table-cell office:value-type="float" office:value="6.601581">
                <text:p>6.601581</text:p>
              </table:table-cell>
              <table:table-cell office:value-type="float" office:value="8.835133">
                <text:p>8.835133</text:p>
              </table:table-cell>
              <table:table-cell office:value-type="float" office:value="6.708362">
                <text:p>6.708362</text:p>
              </table:table-cell>
              <table:table-cell office:value-type="float" office:value="15.81169">
                <text:p>15.81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4.968cm" xlink:href=".." xlink:type="simple" chart:class="chart:line" chart:style-name="ch1">
        <chart:legend chart:legend-position="end" svg:x="12.759cm" svg:y="1.936cm" style:legend-expansion="high" chart:style-name="ch2"/>
        <chart:plot-area chart:style-name="ch3" svg:x="0.319cm" svg:y="0.099cm" svg:width="12.121cm" svg:height="4.77cm">
          <chart:coordinate-region svg:x="0.953cm" svg:y="0.298cm" svg:width="10.624cm" svg:height="3.924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39:Sheet1.H45" chart:label-cell-address="Sheet1.H38:Sheet1.H38" chart:class="chart:line">
            <chart:data-point chart:repeated="7"/>
          </chart:series>
          <chart:series chart:style-name="ch7" chart:values-cell-range-address="Sheet1.I39:Sheet1.I45" chart:label-cell-address="Sheet1.I38:Sheet1.I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r</text:p>
                <draw:g>
                  <svg:desc>Sheet1.H38:Sheet1.H38</svg:desc>
                </draw:g>
              </table:table-cell>
              <table:table-cell office:value-type="string">
                <text:p>cbuf_wrap_r</text:p>
                <draw:g>
                  <svg:desc>Sheet1.I38:Sheet1.I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20.077354">
                <text:p>20.077354</text:p>
                <draw:g>
                  <svg:desc>Sheet1.H39:Sheet1.H45</svg:desc>
                </draw:g>
              </table:table-cell>
              <table:table-cell office:value-type="float" office:value="31.789144">
                <text:p>31.789144</text:p>
                <draw:g>
                  <svg:desc>Sheet1.I39:Sheet1.I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0.908282">
                <text:p>40.908282</text:p>
              </table:table-cell>
              <table:table-cell office:value-type="float" office:value="36.48246">
                <text:p>36.4824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40.95632">
                <text:p>40.95632</text:p>
              </table:table-cell>
              <table:table-cell office:value-type="float" office:value="40.95632">
                <text:p>40.9563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4.932833">
                <text:p>14.932833</text:p>
              </table:table-cell>
              <table:table-cell office:value-type="float" office:value="12.494722">
                <text:p>12.49472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643271">
                <text:p>6.643271</text:p>
              </table:table-cell>
              <table:table-cell office:value-type="float" office:value="6.497092">
                <text:p>6.49709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3.011844">
                <text:p>13.011844</text:p>
              </table:table-cell>
              <table:table-cell office:value-type="float" office:value="12.339381">
                <text:p>12.33938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7.851588">
                <text:p>17.851588</text:p>
              </table:table-cell>
              <table:table-cell office:value-type="float" office:value="17.156487">
                <text:p>17.1564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7.164cm" xlink:href=".." xlink:type="simple" chart:class="chart:line" chart:style-name="ch1">
        <chart:legend chart:legend-position="end" svg:x="13.454cm" svg:y="3.034cm" style:legend-expansion="high" chart:style-name="ch2"/>
        <chart:plot-area chart:style-name="ch3" svg:x="0.32cm" svg:y="0.143cm" svg:width="12.814cm" svg:height="6.878cm">
          <chart:coordinate-region svg:x="0.954cm" svg:y="0.342cm" svg:width="11.317cm" svg:height="6.032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9:Sheet1.J45" chart:label-cell-address="Sheet1.J38:Sheet1.J38" chart:class="chart:line">
            <chart:data-point chart:repeated="7"/>
          </chart:series>
          <chart:series chart:style-name="ch7" chart:values-cell-range-address="Sheet1.K39:Sheet1.K45" chart:label-cell-address="Sheet1.K38:Sheet1.K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alt</text:p>
                <draw:g>
                  <svg:desc>Sheet1.J38:Sheet1.J38</svg:desc>
                </draw:g>
              </table:table-cell>
              <table:table-cell office:value-type="string">
                <text:p>cbuf_alt</text:p>
                <draw:g>
                  <svg:desc>Sheet1.K38:Sheet1.K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7.629395">
                <text:p>7.629395</text:p>
                <draw:g>
                  <svg:desc>Sheet1.J39:Sheet1.J45</svg:desc>
                </draw:g>
              </table:table-cell>
              <table:table-cell office:value-type="float" office:value="13.154129">
                <text:p>13.154129</text:p>
                <draw:g>
                  <svg:desc>Sheet1.K39:Sheet1.K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7.429721">
                <text:p>7.429721</text:p>
              </table:table-cell>
              <table:table-cell office:value-type="float" office:value="14.037524">
                <text:p>14.03752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.497946">
                <text:p>7.497946</text:p>
              </table:table-cell>
              <table:table-cell office:value-type="float" office:value="14.00893">
                <text:p>14.0089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367798">
                <text:p>9.367798</text:p>
              </table:table-cell>
              <table:table-cell office:value-type="float" office:value="9.602196">
                <text:p>9.60219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4.983663">
                <text:p>4.983663</text:p>
              </table:table-cell>
              <table:table-cell office:value-type="float" office:value="5.152868">
                <text:p>5.15286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6.633569">
                <text:p>6.633569</text:p>
              </table:table-cell>
              <table:table-cell office:value-type="float" office:value="6.965139">
                <text:p>6.965139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646853">
                <text:p>6.646853</text:p>
              </table:table-cell>
              <table:table-cell office:value-type="float" office:value="6.884809">
                <text:p>6.8848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36cm" svg:height="11.932cm" xlink:href=".." xlink:type="simple" chart:class="chart:line" chart:style-name="ch1">
        <chart:legend chart:legend-position="end" svg:x="22.989cm" svg:y="3.426cm" style:legend-expansion="high" chart:style-name="ch2"/>
        <chart:plot-area chart:style-name="ch3" svg:x="0.527cm" svg:y="0.238cm" svg:width="21.935cm" svg:height="11.456cm">
          <chart:coordinate-region svg:x="1.161cm" svg:y="0.437cm" svg:width="20.438cm" svg:height="10.61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9:Sheet1.B45" chart:label-cell-address="Sheet1.B38:Sheet1.B38" chart:class="chart:line">
            <chart:data-point chart:repeated="7"/>
          </chart:series>
          <chart:series chart:style-name="ch7" chart:values-cell-range-address="Sheet1.C39:Sheet1.C45" chart:label-cell-address="Sheet1.C38:Sheet1.C38" chart:class="chart:line">
            <chart:data-point chart:repeated="7"/>
          </chart:series>
          <chart:series chart:style-name="ch8" chart:values-cell-range-address="Sheet1.D39:Sheet1.D45" chart:label-cell-address="Sheet1.D38:Sheet1.D38" chart:class="chart:line">
            <chart:data-point chart:repeated="7"/>
          </chart:series>
          <chart:series chart:style-name="ch9" chart:values-cell-range-address="Sheet1.E39:Sheet1.E45" chart:label-cell-address="Sheet1.E38:Sheet1.E38" chart:class="chart:line">
            <chart:data-point chart:repeated="7"/>
          </chart:series>
          <chart:series chart:style-name="ch10" chart:values-cell-range-address="Sheet1.F39:Sheet1.F45" chart:label-cell-address="Sheet1.F38:Sheet1.F38" chart:class="chart:line">
            <chart:data-point chart:repeated="7"/>
          </chart:series>
          <chart:series chart:style-name="ch11" chart:values-cell-range-address="Sheet1.G39:Sheet1.G45" chart:label-cell-address="Sheet1.G38:Sheet1.G38" chart:class="chart:line">
            <chart:data-point chart:repeated="7"/>
          </chart:series>
          <chart:series chart:style-name="ch12" chart:values-cell-range-address="Sheet1.H39:Sheet1.H45" chart:label-cell-address="Sheet1.H38:Sheet1.H38" chart:class="chart:line">
            <chart:data-point chart:repeated="7"/>
          </chart:series>
          <chart:series chart:style-name="ch13" chart:values-cell-range-address="Sheet1.I39:Sheet1.I45" chart:label-cell-address="Sheet1.I38:Sheet1.I38" chart:class="chart:line">
            <chart:data-point chart:repeated="7"/>
          </chart:series>
          <chart:series chart:style-name="ch14" chart:values-cell-range-address="Sheet1.J39:Sheet1.J45" chart:label-cell-address="Sheet1.J38:Sheet1.J38" chart:class="chart:line">
            <chart:data-point chart:repeated="7"/>
          </chart:series>
          <chart:series chart:style-name="ch15" chart:values-cell-range-address="Sheet1.K39:Sheet1.K45" chart:label-cell-address="Sheet1.K38:Sheet1.K38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38:Sheet1.B38</svg:desc>
                </draw:g>
              </table:table-cell>
              <table:table-cell office:value-type="string">
                <text:p>cbuf_seq_w</text:p>
                <draw:g>
                  <svg:desc>Sheet1.C38:Sheet1.C38</svg:desc>
                </draw:g>
              </table:table-cell>
              <table:table-cell office:value-type="string">
                <text:p>buf_seq_r</text:p>
                <draw:g>
                  <svg:desc>Sheet1.D38:Sheet1.D38</svg:desc>
                </draw:g>
              </table:table-cell>
              <table:table-cell office:value-type="string">
                <text:p>cbuf_seq_r</text:p>
                <draw:g>
                  <svg:desc>Sheet1.E38:Sheet1.E38</svg:desc>
                </draw:g>
              </table:table-cell>
              <table:table-cell office:value-type="string">
                <text:p>buf_wrap_w</text:p>
                <draw:g>
                  <svg:desc>Sheet1.F38:Sheet1.F38</svg:desc>
                </draw:g>
              </table:table-cell>
              <table:table-cell office:value-type="string">
                <text:p>cbuf_wrap_w</text:p>
                <draw:g>
                  <svg:desc>Sheet1.G38:Sheet1.G38</svg:desc>
                </draw:g>
              </table:table-cell>
              <table:table-cell office:value-type="string">
                <text:p>buf_wrap_r</text:p>
                <draw:g>
                  <svg:desc>Sheet1.H38:Sheet1.H38</svg:desc>
                </draw:g>
              </table:table-cell>
              <table:table-cell office:value-type="string">
                <text:p>cbuf_wrap_r</text:p>
                <draw:g>
                  <svg:desc>Sheet1.I38:Sheet1.I38</svg:desc>
                </draw:g>
              </table:table-cell>
              <table:table-cell office:value-type="string">
                <text:p>buf_alt</text:p>
                <draw:g>
                  <svg:desc>Sheet1.J38:Sheet1.J38</svg:desc>
                </draw:g>
              </table:table-cell>
              <table:table-cell office:value-type="string">
                <text:p>cbuf_alt</text:p>
                <draw:g>
                  <svg:desc>Sheet1.K38:Sheet1.K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15.894572">
                <text:p>15.894572</text:p>
                <draw:g>
                  <svg:desc>Sheet1.B39:Sheet1.B45</svg:desc>
                </draw:g>
              </table:table-cell>
              <table:table-cell office:value-type="float" office:value="15.894572">
                <text:p>15.894572</text:p>
                <draw:g>
                  <svg:desc>Sheet1.C39:Sheet1.C45</svg:desc>
                </draw:g>
              </table:table-cell>
              <table:table-cell office:value-type="float" office:value="29.343825">
                <text:p>29.343825</text:p>
                <draw:g>
                  <svg:desc>Sheet1.D39:Sheet1.D45</svg:desc>
                </draw:g>
              </table:table-cell>
              <table:table-cell office:value-type="float" office:value="31.789144">
                <text:p>31.789144</text:p>
                <draw:g>
                  <svg:desc>Sheet1.E39:Sheet1.E45</svg:desc>
                </draw:g>
              </table:table-cell>
              <table:table-cell office:value-type="float" office:value="15.894572">
                <text:p>15.894572</text:p>
                <draw:g>
                  <svg:desc>Sheet1.F39:Sheet1.F45</svg:desc>
                </draw:g>
              </table:table-cell>
              <table:table-cell office:value-type="float" office:value="15.894572">
                <text:p>15.894572</text:p>
                <draw:g>
                  <svg:desc>Sheet1.G39:Sheet1.G45</svg:desc>
                </draw:g>
              </table:table-cell>
              <table:table-cell office:value-type="float" office:value="20.077354">
                <text:p>20.077354</text:p>
                <draw:g>
                  <svg:desc>Sheet1.H39:Sheet1.H45</svg:desc>
                </draw:g>
              </table:table-cell>
              <table:table-cell office:value-type="float" office:value="31.789144">
                <text:p>31.789144</text:p>
                <draw:g>
                  <svg:desc>Sheet1.I39:Sheet1.I45</svg:desc>
                </draw:g>
              </table:table-cell>
              <table:table-cell office:value-type="float" office:value="7.629395">
                <text:p>7.629395</text:p>
                <draw:g>
                  <svg:desc>Sheet1.J39:Sheet1.J45</svg:desc>
                </draw:g>
              </table:table-cell>
              <table:table-cell office:value-type="float" office:value="13.154129">
                <text:p>13.154129</text:p>
                <draw:g>
                  <svg:desc>Sheet1.K39:Sheet1.K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.212396">
                <text:p>17.212396</text:p>
              </table:table-cell>
              <table:table-cell office:value-type="float" office:value="17.212396">
                <text:p>17.212396</text:p>
              </table:table-cell>
              <table:table-cell office:value-type="float" office:value="36.48246">
                <text:p>36.48246</text:p>
              </table:table-cell>
              <table:table-cell office:value-type="float" office:value="41.435951">
                <text:p>41.435951</text:p>
              </table:table-cell>
              <table:table-cell office:value-type="float" office:value="17.163992">
                <text:p>17.163992</text:p>
              </table:table-cell>
              <table:table-cell office:value-type="float" office:value="17.212396">
                <text:p>17.212396</text:p>
              </table:table-cell>
              <table:table-cell office:value-type="float" office:value="40.908282">
                <text:p>40.908282</text:p>
              </table:table-cell>
              <table:table-cell office:value-type="float" office:value="36.48246">
                <text:p>36.48246</text:p>
              </table:table-cell>
              <table:table-cell office:value-type="float" office:value="7.429721">
                <text:p>7.429721</text:p>
              </table:table-cell>
              <table:table-cell office:value-type="float" office:value="14.037524">
                <text:p>14.03752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245832">
                <text:p>17.245832</text:p>
              </table:table-cell>
              <table:table-cell office:value-type="float" office:value="17.288576">
                <text:p>17.288576</text:p>
              </table:table-cell>
              <table:table-cell office:value-type="float" office:value="37.092164">
                <text:p>37.092164</text:p>
              </table:table-cell>
              <table:table-cell office:value-type="float" office:value="40.477597">
                <text:p>40.477597</text:p>
              </table:table-cell>
              <table:table-cell office:value-type="float" office:value="17.21543">
                <text:p>17.21543</text:p>
              </table:table-cell>
              <table:table-cell office:value-type="float" office:value="14.57034">
                <text:p>14.57034</text:p>
              </table:table-cell>
              <table:table-cell office:value-type="float" office:value="40.95632">
                <text:p>40.95632</text:p>
              </table:table-cell>
              <table:table-cell office:value-type="float" office:value="40.95632">
                <text:p>40.95632</text:p>
              </table:table-cell>
              <table:table-cell office:value-type="float" office:value="7.497946">
                <text:p>7.497946</text:p>
              </table:table-cell>
              <table:table-cell office:value-type="float" office:value="14.00893">
                <text:p>14.0089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.269646">
                <text:p>8.269646</text:p>
              </table:table-cell>
              <table:table-cell office:value-type="float" office:value="8.987757">
                <text:p>8.987757</text:p>
              </table:table-cell>
              <table:table-cell office:value-type="float" office:value="12.981413">
                <text:p>12.981413</text:p>
              </table:table-cell>
              <table:table-cell office:value-type="float" office:value="9.066107">
                <text:p>9.066107</text:p>
              </table:table-cell>
              <table:table-cell office:value-type="float" office:value="9.779438">
                <text:p>9.779438</text:p>
              </table:table-cell>
              <table:table-cell office:value-type="float" office:value="8.706365">
                <text:p>8.706365</text:p>
              </table:table-cell>
              <table:table-cell office:value-type="float" office:value="14.932833">
                <text:p>14.932833</text:p>
              </table:table-cell>
              <table:table-cell office:value-type="float" office:value="12.494722">
                <text:p>12.494722</text:p>
              </table:table-cell>
              <table:table-cell office:value-type="float" office:value="9.367798">
                <text:p>9.367798</text:p>
              </table:table-cell>
              <table:table-cell office:value-type="float" office:value="9.602196">
                <text:p>9.60219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.33393">
                <text:p>5.33393</text:p>
              </table:table-cell>
              <table:table-cell office:value-type="float" office:value="5.213084">
                <text:p>5.213084</text:p>
              </table:table-cell>
              <table:table-cell office:value-type="float" office:value="6.498497">
                <text:p>6.498497</text:p>
              </table:table-cell>
              <table:table-cell office:value-type="float" office:value="6.890831">
                <text:p>6.890831</text:p>
              </table:table-cell>
              <table:table-cell office:value-type="float" office:value="5.058111">
                <text:p>5.058111</text:p>
              </table:table-cell>
              <table:table-cell office:value-type="float" office:value="5.148956">
                <text:p>5.148956</text:p>
              </table:table-cell>
              <table:table-cell office:value-type="float" office:value="6.643271">
                <text:p>6.643271</text:p>
              </table:table-cell>
              <table:table-cell office:value-type="float" office:value="6.497092">
                <text:p>6.497092</text:p>
              </table:table-cell>
              <table:table-cell office:value-type="float" office:value="4.983663">
                <text:p>4.983663</text:p>
              </table:table-cell>
              <table:table-cell office:value-type="float" office:value="5.152868">
                <text:p>5.15286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5.090702">
                <text:p>5.090702</text:p>
              </table:table-cell>
              <table:table-cell office:value-type="float" office:value="6.850496">
                <text:p>6.850496</text:p>
              </table:table-cell>
              <table:table-cell office:value-type="float" office:value="15.089912">
                <text:p>15.089912</text:p>
              </table:table-cell>
              <table:table-cell office:value-type="float" office:value="13.732751">
                <text:p>13.732751</text:p>
              </table:table-cell>
              <table:table-cell office:value-type="float" office:value="7.635192">
                <text:p>7.635192</text:p>
              </table:table-cell>
              <table:table-cell office:value-type="float" office:value="6.91076">
                <text:p>6.91076</text:p>
              </table:table-cell>
              <table:table-cell office:value-type="float" office:value="13.011844">
                <text:p>13.011844</text:p>
              </table:table-cell>
              <table:table-cell office:value-type="float" office:value="12.339381">
                <text:p>12.339381</text:p>
              </table:table-cell>
              <table:table-cell office:value-type="float" office:value="6.633569">
                <text:p>6.633569</text:p>
              </table:table-cell>
              <table:table-cell office:value-type="float" office:value="6.965139">
                <text:p>6.965139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819221">
                <text:p>6.819221</text:p>
              </table:table-cell>
              <table:table-cell office:value-type="float" office:value="7.484205">
                <text:p>7.484205</text:p>
              </table:table-cell>
              <table:table-cell office:value-type="float" office:value="17.388292">
                <text:p>17.388292</text:p>
              </table:table-cell>
              <table:table-cell office:value-type="float" office:value="18.06452">
                <text:p>18.06452</text:p>
              </table:table-cell>
              <table:table-cell office:value-type="float" office:value="7.106688">
                <text:p>7.106688</text:p>
              </table:table-cell>
              <table:table-cell office:value-type="float" office:value="7.343124">
                <text:p>7.343124</text:p>
              </table:table-cell>
              <table:table-cell office:value-type="float" office:value="17.851588">
                <text:p>17.851588</text:p>
              </table:table-cell>
              <table:table-cell office:value-type="float" office:value="17.156487">
                <text:p>17.156487</text:p>
              </table:table-cell>
              <table:table-cell office:value-type="float" office:value="6.646853">
                <text:p>6.646853</text:p>
              </table:table-cell>
              <table:table-cell office:value-type="float" office:value="6.884809">
                <text:p>6.884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37cm" svg:height="5.553cm" xlink:href=".." xlink:type="simple" chart:class="chart:line" chart:style-name="ch1">
        <chart:legend chart:legend-position="end" svg:x="12.19cm" svg:y="2.228cm" style:legend-expansion="high" chart:style-name="ch2"/>
        <chart:plot-area chart:style-name="ch3" svg:x="0.307cm" svg:y="0.111cm" svg:width="11.576cm" svg:height="5.331cm">
          <chart:coordinate-region svg:x="0.941cm" svg:y="0.31cm" svg:width="10.079cm" svg:height="4.485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1" chart:label-cell-address="Sheet1.B4:Sheet1.B4" chart:class="chart:line">
            <chart:data-point chart:repeated="7"/>
          </chart:series>
          <chart:series chart:style-name="ch7" chart:values-cell-range-address="Sheet1.C5:Sheet1.C11" chart:label-cell-address="Sheet1.C4:Sheet1.C4" chart:class="chart:line">
            <chart:data-point chart:repeated="7"/>
          </chart:series>
          <chart:wall chart:style-name="ch8"/>
          <chart:floor chart:style-name="ch9"/>
        </chart:plot-area>
        <draw:frame draw:style-name="gr1" draw:text-style-name="P1" svg:width="1cm" svg:height="1cm" svg:x="0cm" svg:y="0cm">
          <draw:image xlink:href="Pictures/2000000600003C0B000015B2342D1608.svm" xlink:type="simple" xlink:show="embed" xlink:actuate="onLoad" draw:mime-type="image/x-svm">
            <text:p/>
          </draw:image>
          <draw:image xlink:href="Pictures/1000000000000246000000D352F2362C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4:Sheet1.B4</svg:desc>
                </draw:g>
              </table:table-cell>
              <table:table-cell office:value-type="string">
                <text:p>cbuf_seq_w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29.919194">
                <text:p>29.919194</text:p>
                <draw:g>
                  <svg:desc>Sheet1.B5:Sheet1.B11</svg:desc>
                </draw:g>
              </table:table-cell>
              <table:table-cell office:value-type="float" office:value="40.049315">
                <text:p>40.049315</text:p>
                <draw:g>
                  <svg:desc>Sheet1.C5:Sheet1.C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9.396824">
                <text:p>29.396824</text:p>
              </table:table-cell>
              <table:table-cell office:value-type="float" office:value="41.372755">
                <text:p>41.37275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.062169">
                <text:p>26.062169</text:p>
              </table:table-cell>
              <table:table-cell office:value-type="float" office:value="36.900848">
                <text:p>36.9008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210861">
                <text:p>9.210861</text:p>
              </table:table-cell>
              <table:table-cell office:value-type="float" office:value="8.888684">
                <text:p>8.88868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9.284116">
                <text:p>9.284116</text:p>
              </table:table-cell>
              <table:table-cell office:value-type="float" office:value="8.81015">
                <text:p>8.81015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9.367697">
                <text:p>9.367697</text:p>
              </table:table-cell>
              <table:table-cell office:value-type="float" office:value="8.795319">
                <text:p>8.795319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9.359736">
                <text:p>9.359736</text:p>
              </table:table-cell>
              <table:table-cell office:value-type="float" office:value="8.818063">
                <text:p>8.8180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71cm" svg:height="6.11cm" xlink:href=".." xlink:type="simple" chart:class="chart:line" chart:style-name="ch1">
        <chart:legend chart:legend-position="end" svg:x="12.025cm" svg:y="2.507cm" style:legend-expansion="high" chart:style-name="ch2"/>
        <chart:plot-area chart:style-name="ch3" svg:x="0.301cm" svg:y="0.122cm" svg:width="11.423cm" svg:height="5.866cm">
          <chart:coordinate-region svg:x="0.935cm" svg:y="0.322cm" svg:width="9.926cm" svg:height="5.019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11" chart:label-cell-address="Sheet1.D4:Sheet1.D4" chart:class="chart:line">
            <chart:data-point chart:repeated="7"/>
          </chart:series>
          <chart:series chart:style-name="ch7" chart:values-cell-range-address="Sheet1.E5:Sheet1.E11" chart:label-cell-address="Sheet1.E4:Sheet1.E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r</text:p>
                <draw:g>
                  <svg:desc>Sheet1.D4:Sheet1.D4</svg:desc>
                </draw:g>
              </table:table-cell>
              <table:table-cell office:value-type="string">
                <text:p>cbuf_seq_r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26.262976">
                <text:p>26.262976</text:p>
                <draw:g>
                  <svg:desc>Sheet1.D5:Sheet1.D11</svg:desc>
                </draw:g>
              </table:table-cell>
              <table:table-cell office:value-type="float" office:value="28.204786">
                <text:p>28.204786</text:p>
                <draw:g>
                  <svg:desc>Sheet1.E5:Sheet1.E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6.516849">
                <text:p>26.516849</text:p>
              </table:table-cell>
              <table:table-cell office:value-type="float" office:value="28.909488">
                <text:p>28.90948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5.745423">
                <text:p>25.745423</text:p>
              </table:table-cell>
              <table:table-cell office:value-type="float" office:value="27.495636">
                <text:p>27.4956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6.888003">
                <text:p>16.888003</text:p>
              </table:table-cell>
              <table:table-cell office:value-type="float" office:value="16.049592">
                <text:p>16.04959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6.692582">
                <text:p>16.692582</text:p>
              </table:table-cell>
              <table:table-cell office:value-type="float" office:value="15.813217">
                <text:p>15.81321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.700763">
                <text:p>16.700763</text:p>
              </table:table-cell>
              <table:table-cell office:value-type="float" office:value="15.646118">
                <text:p>15.646118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6.490597">
                <text:p>16.490597</text:p>
              </table:table-cell>
              <table:table-cell office:value-type="float" office:value="15.774376">
                <text:p>15.7743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51cm" svg:height="5.473cm" xlink:href=".." xlink:type="simple" chart:class="chart:line" chart:style-name="ch1">
        <chart:legend chart:legend-position="end" svg:x="12.68cm" svg:y="2.188cm" style:legend-expansion="high" chart:style-name="ch2"/>
        <chart:plot-area chart:style-name="ch3" svg:x="0.321cm" svg:y="0.109cm" svg:width="12.038cm" svg:height="5.255cm">
          <chart:coordinate-region svg:x="0.955cm" svg:y="0.309cm" svg:width="10.541cm" svg:height="4.408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11" chart:label-cell-address="Sheet1.F4:Sheet1.F4" chart:class="chart:line">
            <chart:data-point chart:repeated="7"/>
          </chart:series>
          <chart:series chart:style-name="ch7" chart:values-cell-range-address="Sheet1.G5:Sheet1.G11" chart:label-cell-address="Sheet1.G4:Sheet1.G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w</text:p>
                <draw:g>
                  <svg:desc>Sheet1.F4:Sheet1.F4</svg:desc>
                </draw:g>
              </table:table-cell>
              <table:table-cell office:value-type="string">
                <text:p>cbuf_wrap_w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7.396408">
                <text:p>7.396408</text:p>
                <draw:g>
                  <svg:desc>Sheet1.F5:Sheet1.F11</svg:desc>
                </draw:g>
              </table:table-cell>
              <table:table-cell office:value-type="float" office:value="40.154708">
                <text:p>40.154708</text:p>
                <draw:g>
                  <svg:desc>Sheet1.G5:Sheet1.G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8.047619">
                <text:p>8.047619</text:p>
              </table:table-cell>
              <table:table-cell office:value-type="float" office:value="41.302762">
                <text:p>41.30276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.485761">
                <text:p>7.485761</text:p>
              </table:table-cell>
              <table:table-cell office:value-type="float" office:value="38.232099">
                <text:p>38.23209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6.669612">
                <text:p>6.669612</text:p>
              </table:table-cell>
              <table:table-cell office:value-type="float" office:value="8.912509">
                <text:p>8.91250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626028">
                <text:p>6.626028</text:p>
              </table:table-cell>
              <table:table-cell office:value-type="float" office:value="8.787737">
                <text:p>8.78773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6.694382">
                <text:p>6.694382</text:p>
              </table:table-cell>
              <table:table-cell office:value-type="float" office:value="8.751075">
                <text:p>8.751075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601581">
                <text:p>6.601581</text:p>
              </table:table-cell>
              <table:table-cell office:value-type="float" office:value="8.835133">
                <text:p>8.8351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977cm" xlink:href=".." xlink:type="simple" chart:class="chart:line" chart:style-name="ch1">
        <chart:legend chart:legend-position="end" svg:x="12.759cm" svg:y="2.44cm" style:legend-expansion="high" chart:style-name="ch2"/>
        <chart:plot-area chart:style-name="ch3" svg:x="0.319cm" svg:y="0.119cm" svg:width="12.121cm" svg:height="5.739cm">
          <chart:coordinate-region svg:x="0.953cm" svg:y="0.318cm" svg:width="10.624cm" svg:height="4.893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11" chart:label-cell-address="Sheet1.H4:Sheet1.H4" chart:class="chart:line">
            <chart:data-point chart:repeated="7"/>
          </chart:series>
          <chart:series chart:style-name="ch7" chart:values-cell-range-address="Sheet1.I5:Sheet1.I11" chart:label-cell-address="Sheet1.I4:Sheet1.I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r</text:p>
                <draw:g>
                  <svg:desc>Sheet1.H4:Sheet1.H4</svg:desc>
                </draw:g>
              </table:table-cell>
              <table:table-cell office:value-type="string">
                <text:p>cbuf_wrap_r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7.183987">
                <text:p>7.183987</text:p>
                <draw:g>
                  <svg:desc>Sheet1.H5:Sheet1.H11</svg:desc>
                </draw:g>
              </table:table-cell>
              <table:table-cell office:value-type="float" office:value="28.204786">
                <text:p>28.204786</text:p>
                <draw:g>
                  <svg:desc>Sheet1.I5:Sheet1.I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7.246034">
                <text:p>7.246034</text:p>
              </table:table-cell>
              <table:table-cell office:value-type="float" office:value="26.690787">
                <text:p>26.69078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.244583">
                <text:p>7.244583</text:p>
              </table:table-cell>
              <table:table-cell office:value-type="float" office:value="28.901788">
                <text:p>28.90178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6.951687">
                <text:p>6.951687</text:p>
              </table:table-cell>
              <table:table-cell office:value-type="float" office:value="16.127101">
                <text:p>16.12710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872119">
                <text:p>6.872119</text:p>
              </table:table-cell>
              <table:table-cell office:value-type="float" office:value="15.921871">
                <text:p>15.92187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6.875072">
                <text:p>6.875072</text:p>
              </table:table-cell>
              <table:table-cell office:value-type="float" office:value="15.859092">
                <text:p>15.85909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708362">
                <text:p>6.708362</text:p>
              </table:table-cell>
              <table:table-cell office:value-type="float" office:value="15.81169">
                <text:p>15.811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207cm" xlink:href=".." xlink:type="simple" chart:class="chart:line" chart:style-name="ch1">
        <chart:legend chart:legend-position="end" svg:x="12.816cm" svg:y="2.055cm" style:legend-expansion="high" chart:style-name="ch2"/>
        <chart:plot-area chart:style-name="ch3" svg:x="0.319cm" svg:y="0.104cm" svg:width="12.178cm" svg:height="4.999cm">
          <chart:coordinate-region svg:x="0.953cm" svg:y="0.303cm" svg:width="10.681cm" svg:height="4.153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9:Sheet1.B45" chart:label-cell-address="Sheet1.B38:Sheet1.B38" chart:class="chart:line">
            <chart:data-point chart:repeated="7"/>
          </chart:series>
          <chart:series chart:style-name="ch7" chart:values-cell-range-address="Sheet1.C39:Sheet1.C45" chart:label-cell-address="Sheet1.C38:Sheet1.C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38:Sheet1.B38</svg:desc>
                </draw:g>
              </table:table-cell>
              <table:table-cell office:value-type="string">
                <text:p>cbuf_seq_w</text:p>
                <draw:g>
                  <svg:desc>Sheet1.C38:Sheet1.C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15.894572">
                <text:p>15.894572</text:p>
                <draw:g>
                  <svg:desc>Sheet1.B39:Sheet1.B45</svg:desc>
                </draw:g>
              </table:table-cell>
              <table:table-cell office:value-type="float" office:value="15.894572">
                <text:p>15.894572</text:p>
                <draw:g>
                  <svg:desc>Sheet1.C39:Sheet1.C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.212396">
                <text:p>17.212396</text:p>
              </table:table-cell>
              <table:table-cell office:value-type="float" office:value="17.212396">
                <text:p>17.21239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245832">
                <text:p>17.245832</text:p>
              </table:table-cell>
              <table:table-cell office:value-type="float" office:value="17.288576">
                <text:p>17.28857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.269646">
                <text:p>8.269646</text:p>
              </table:table-cell>
              <table:table-cell office:value-type="float" office:value="8.987757">
                <text:p>8.98775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.33393">
                <text:p>5.33393</text:p>
              </table:table-cell>
              <table:table-cell office:value-type="float" office:value="5.213084">
                <text:p>5.21308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5.090702">
                <text:p>5.090702</text:p>
              </table:table-cell>
              <table:table-cell office:value-type="float" office:value="6.850496">
                <text:p>6.85049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819221">
                <text:p>6.819221</text:p>
              </table:table-cell>
              <table:table-cell office:value-type="float" office:value="7.484205">
                <text:p>7.4842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101cm" xlink:href=".." xlink:type="simple" chart:class="chart:line" chart:style-name="ch1">
        <chart:legend chart:legend-position="end" svg:x="12.95cm" svg:y="2.002cm" style:legend-expansion="high" chart:style-name="ch2"/>
        <chart:plot-area chart:style-name="ch3" svg:x="0.319cm" svg:y="0.102cm" svg:width="12.312cm" svg:height="4.897cm">
          <chart:coordinate-region svg:x="0.953cm" svg:y="0.301cm" svg:width="10.815cm" svg:height="4.051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45" chart:label-cell-address="Sheet1.D38:Sheet1.D38" chart:class="chart:line">
            <chart:data-point chart:repeated="7"/>
          </chart:series>
          <chart:series chart:style-name="ch7" chart:values-cell-range-address="Sheet1.E39:Sheet1.E45" chart:label-cell-address="Sheet1.E38:Sheet1.E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r</text:p>
                <draw:g>
                  <svg:desc>Sheet1.D38:Sheet1.D38</svg:desc>
                </draw:g>
              </table:table-cell>
              <table:table-cell office:value-type="string">
                <text:p>cbuf_seq_r</text:p>
                <draw:g>
                  <svg:desc>Sheet1.E38:Sheet1.E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29.343825">
                <text:p>29.343825</text:p>
                <draw:g>
                  <svg:desc>Sheet1.D39:Sheet1.D45</svg:desc>
                </draw:g>
              </table:table-cell>
              <table:table-cell office:value-type="float" office:value="31.789144">
                <text:p>31.789144</text:p>
                <draw:g>
                  <svg:desc>Sheet1.E39:Sheet1.E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6.48246">
                <text:p>36.48246</text:p>
              </table:table-cell>
              <table:table-cell office:value-type="float" office:value="41.435951">
                <text:p>41.43595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7.092164">
                <text:p>37.092164</text:p>
              </table:table-cell>
              <table:table-cell office:value-type="float" office:value="40.477597">
                <text:p>40.47759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2.981413">
                <text:p>12.981413</text:p>
              </table:table-cell>
              <table:table-cell office:value-type="float" office:value="9.066107">
                <text:p>9.06610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498497">
                <text:p>6.498497</text:p>
              </table:table-cell>
              <table:table-cell office:value-type="float" office:value="6.890831">
                <text:p>6.89083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5.089912">
                <text:p>15.089912</text:p>
              </table:table-cell>
              <table:table-cell office:value-type="float" office:value="13.732751">
                <text:p>13.73275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7.388292">
                <text:p>17.388292</text:p>
              </table:table-cell>
              <table:table-cell office:value-type="float" office:value="18.06452">
                <text:p>18.064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075cm" xlink:href=".." xlink:type="simple" chart:class="chart:line" chart:style-name="ch1">
        <chart:legend chart:legend-position="end" svg:x="12.625cm" svg:y="1.989cm" style:legend-expansion="high" chart:style-name="ch2"/>
        <chart:plot-area chart:style-name="ch3" svg:x="0.319cm" svg:y="0.101cm" svg:width="11.987cm" svg:height="4.873cm">
          <chart:coordinate-region svg:x="0.953cm" svg:y="0.3cm" svg:width="10.491cm" svg:height="4.027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39:Sheet1.F45" chart:label-cell-address="Sheet1.F38:Sheet1.F38" chart:class="chart:line">
            <chart:data-point chart:repeated="7"/>
          </chart:series>
          <chart:series chart:style-name="ch7" chart:values-cell-range-address="Sheet1.G39:Sheet1.G45" chart:label-cell-address="Sheet1.G38:Sheet1.G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w</text:p>
                <draw:g>
                  <svg:desc>Sheet1.F38:Sheet1.F38</svg:desc>
                </draw:g>
              </table:table-cell>
              <table:table-cell office:value-type="string">
                <text:p>cbuf_wrap_w</text:p>
                <draw:g>
                  <svg:desc>Sheet1.G38:Sheet1.G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15.894572">
                <text:p>15.894572</text:p>
                <draw:g>
                  <svg:desc>Sheet1.F39:Sheet1.F45</svg:desc>
                </draw:g>
              </table:table-cell>
              <table:table-cell office:value-type="float" office:value="15.894572">
                <text:p>15.894572</text:p>
                <draw:g>
                  <svg:desc>Sheet1.G39:Sheet1.G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.163992">
                <text:p>17.163992</text:p>
              </table:table-cell>
              <table:table-cell office:value-type="float" office:value="17.212396">
                <text:p>17.21239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21543">
                <text:p>17.21543</text:p>
              </table:table-cell>
              <table:table-cell office:value-type="float" office:value="14.57034">
                <text:p>14.5703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779438">
                <text:p>9.779438</text:p>
              </table:table-cell>
              <table:table-cell office:value-type="float" office:value="8.706365">
                <text:p>8.70636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.058111">
                <text:p>5.058111</text:p>
              </table:table-cell>
              <table:table-cell office:value-type="float" office:value="5.148956">
                <text:p>5.14895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7.635192">
                <text:p>7.635192</text:p>
              </table:table-cell>
              <table:table-cell office:value-type="float" office:value="6.91076">
                <text:p>6.9107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7.106688">
                <text:p>7.106688</text:p>
              </table:table-cell>
              <table:table-cell office:value-type="float" office:value="7.343124">
                <text:p>7.3431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